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solid" svg:stroke-width="0.018cm" svg:stroke-color="#ffffff" draw:stroke-linejoin="round" svg:stroke-linecap="butt" draw:fill="none" fo:padding-top="0.009cm" fo:padding-bottom="0.009cm" fo:padding-left="0.009cm" fo:padding-right="0.009cm"/>
    </style:style>
    <style:style style:name="gr4" style:family="graphic" style:parent-style-name="standard">
      <style:graphic-properties draw:stroke="solid" svg:stroke-width="0.037cm" svg:stroke-color="#ffffff" draw:stroke-linejoin="round" svg:stroke-linecap="butt" draw:fill="none" fo:padding-top="0.018cm" fo:padding-bottom="0.018cm" fo:padding-left="0.018cm" fo:padding-right="0.018cm"/>
    </style:style>
    <style:style style:name="gr5" style:family="graphic" style:parent-style-name="standard">
      <style:graphic-properties draw:stroke="solid" svg:stroke-width="0.082cm" svg:stroke-color="#c00000" draw:stroke-linejoin="round" svg:stroke-linecap="butt" draw:fill="none" fo:padding-top="0.041cm" fo:padding-bottom="0.041cm" fo:padding-left="0.041cm" fo:padding-right="0.041cm"/>
    </style:style>
    <style:style style:name="gr6" style:family="graphic" style:parent-style-name="standard">
      <style:graphic-properties draw:stroke="solid" svg:stroke-width="0.082cm" svg:stroke-color="#9dc3e6" draw:stroke-linejoin="round" svg:stroke-linecap="butt" draw:fill="none" fo:padding-top="0.041cm" fo:padding-bottom="0.041cm" fo:padding-left="0.041cm" fo:padding-right="0.041cm"/>
    </style:style>
    <style:style style:name="gr7" style:family="graphic" style:parent-style-name="standard">
      <style:graphic-properties draw:stroke="dash" draw:stroke-dash="stroke-dash35" svg:stroke-width="0.082cm" svg:stroke-color="#c00000" draw:stroke-linejoin="round" svg:stroke-linecap="butt" draw:fill="none" fo:padding-top="0.041cm" fo:padding-bottom="0.041cm" fo:padding-left="0.041cm" fo:padding-right="0.041cm"/>
    </style:style>
    <style:style style:name="gr8" style:family="graphic" style:parent-style-name="standard">
      <style:graphic-properties draw:stroke="dash" draw:stroke-dash="stroke-dash35" svg:stroke-width="0.082cm" svg:stroke-color="#9dc3e6" draw:stroke-linejoin="round" svg:stroke-linecap="butt" draw:fill="none" fo:padding-top="0.041cm" fo:padding-bottom="0.041cm" fo:padding-left="0.041cm" fo:padding-right="0.041cm"/>
    </style:style>
    <style:style style:name="gr9" style:family="graphic" style:parent-style-name="standard">
      <style:graphic-properties draw:stroke="dash" draw:stroke-dash="stroke-dash32" svg:stroke-width="0.082cm" svg:stroke-color="#c00000" draw:stroke-linejoin="round" svg:stroke-linecap="butt" draw:fill="none" fo:padding-top="0.041cm" fo:padding-bottom="0.041cm" fo:padding-left="0.041cm" fo:padding-right="0.041cm"/>
    </style:style>
    <style:style style:name="gr10" style:family="graphic" style:parent-style-name="standard">
      <style:graphic-properties draw:stroke="dash" draw:stroke-dash="stroke-dash32" svg:stroke-width="0.082cm" svg:stroke-color="#9dc3e6" draw:stroke-linejoin="round" svg:stroke-linecap="butt" draw:fill="none" fo:padding-top="0.041cm" fo:padding-bottom="0.041cm" fo:padding-left="0.041cm" fo:padding-right="0.041cm"/>
    </style:style>
    <style:style style:name="gr11" style:family="graphic" style:parent-style-name="standard">
      <style:graphic-properties draw:stroke="none" draw:fill="solid" draw:fill-color="#d9d9d9"/>
    </style:style>
    <style:style style:name="gr12"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style>
    <style:style style:name="gr13"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14"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15" style:family="graphic" style:parent-style-name="standard">
      <style:graphic-properties draw:stroke="none" draw:fill="solid" draw:fill-color="#ffffff"/>
    </style:style>
    <style:style style:name="gr16" style:family="graphic" style:parent-style-name="standard">
      <style:graphic-properties draw:stroke="solid" svg:stroke-width="0.037cm" svg:stroke-color="#ffffff" draw:stroke-linejoin="round" svg:stroke-linecap="round" draw:fill="solid" draw:fill-color="#f2f2f2" fo:padding-top="0.018cm" fo:padding-bottom="0.018cm" fo:padding-left="0.018cm" fo:padding-right="0.018cm"/>
    </style:style>
    <style:style style:name="gr17" style:family="graphic" style:parent-style-name="standard">
      <style:graphic-properties draw:stroke="none" svg:stroke-color="#000000" draw:fill="none" draw:fill-color="#ffffff" fo:min-height="0.635cm"/>
    </style:style>
    <style:style style:name="gr18" style:family="graphic" style:parent-style-name="standard">
      <style:graphic-properties draw:stroke="none" svg:stroke-color="#000000" draw:fill="none" draw:fill-color="#ffffff" fo:min-height="0.508cm"/>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none"/>
    </style:style>
    <style:style style:name="P4" style:family="paragraph">
      <loext:graphic-properties draw:fill="solid" draw:fill-color="#d9d9d9"/>
    </style:style>
    <style:style style:name="P5" style:family="paragraph">
      <style:paragraph-properties fo:text-align="start" style:writing-mode="lr-tb"/>
    </style:style>
    <style:style style:name="P6" style:family="paragraph">
      <loext:graphic-properties draw:fill="none"/>
      <style:text-properties fo:font-size="11pt" style:font-size-asian="11pt" style:font-size-complex="11pt"/>
    </style:style>
    <style:style style:name="P7" style:family="paragraph">
      <loext:graphic-properties draw:fill="none"/>
      <style:text-properties fo:font-size="14pt" style:font-size-asian="14pt" style:font-size-complex="14pt"/>
    </style:style>
    <style:style style:name="P8" style:family="paragraph">
      <loext:graphic-properties draw:fill="solid" draw:fill-color="#f2f2f2"/>
    </style:style>
    <style:style style:name="P9" style:family="paragraph">
      <loext:graphic-properties draw:fill="none" draw:fill-color="#ffffff"/>
    </style:style>
    <style:style style:name="T1" style:family="text">
      <style:text-properties fo:color="#1a1a1a" style:font-name="Helvetica1" fo:font-size="11pt" style:font-size-asian="11pt" style:font-name-complex="Helvetica1" style:font-size-complex="11pt"/>
    </style:style>
    <style:style style:name="T2" style:family="text">
      <style:text-properties fo:color="#4d4d4d" style:font-name="Helvetica1" fo:font-size="14pt" style:font-size-asian="14pt" style:font-name-complex="Helvetica1" style:font-size-complex="14pt"/>
    </style:style>
    <style:style style:name="T3" style:family="text">
      <style:text-properties fo:color="#000000" style:font-name="Helvetica1" fo:font-size="14pt" style:font-size-asian="14pt" style:font-name-complex="Helvetica1" style:font-size-complex="14pt"/>
    </style:style>
    <style:style style:name="T4" style:family="text">
      <style:text-properties fo:color="#000000" style:font-name="Helvetica1" fo:font-size="11pt" style:font-size-asian="11pt" style:font-name-complex="Helvetica1"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0.48cm" svg:height="17.78cm" svg:x="0cm" svg:y="0cm" svg:viewBox="0 0 30481 17781" draw:points="0,17781 30481,17781 30481,0 0,0">
          <text:p/>
        </draw:polygon>
        <draw:polygon draw:style-name="gr2" draw:text-style-name="P2" draw:layer="layout" svg:width="8.54cm" svg:height="6.339cm" svg:x="2.01cm" svg:y="0.874cm" svg:viewBox="0 0 8541 6340" draw:points="0,6340 8541,6340 8541,0 0,0">
          <text:p/>
        </draw:polygon>
        <draw:line draw:style-name="gr3" draw:text-style-name="P3" draw:layer="layout" svg:x1="2.01cm" svg:y1="6.847cm" svg:x2="10.55cm" svg:y2="6.847cm">
          <text:p/>
        </draw:line>
        <draw:line draw:style-name="gr3" draw:text-style-name="P3" draw:layer="layout" svg:x1="2.01cm" svg:y1="5.152cm" svg:x2="10.55cm" svg:y2="5.152cm">
          <text:p/>
        </draw:line>
        <draw:line draw:style-name="gr3" draw:text-style-name="P3" draw:layer="layout" svg:x1="2.01cm" svg:y1="3.457cm" svg:x2="10.55cm" svg:y2="3.457cm">
          <text:p/>
        </draw:line>
        <draw:line draw:style-name="gr3" draw:text-style-name="P3" draw:layer="layout" svg:x1="2.01cm" svg:y1="1.762cm" svg:x2="10.55cm" svg:y2="1.762cm">
          <text:p/>
        </draw:line>
        <draw:line draw:style-name="gr3" draw:text-style-name="P3" draw:layer="layout" svg:x1="3.368cm" svg:y1="7.213cm" svg:x2="3.368cm" svg:y2="0.874cm">
          <text:p/>
        </draw:line>
        <draw:line draw:style-name="gr3" draw:text-style-name="P3" draw:layer="layout" svg:x1="5.309cm" svg:y1="7.213cm" svg:x2="5.309cm" svg:y2="0.874cm">
          <text:p/>
        </draw:line>
        <draw:line draw:style-name="gr3" draw:text-style-name="P3" draw:layer="layout" svg:x1="7.25cm" svg:y1="7.213cm" svg:x2="7.25cm" svg:y2="0.874cm">
          <text:p/>
        </draw:line>
        <draw:line draw:style-name="gr3" draw:text-style-name="P3" draw:layer="layout" svg:x1="9.191cm" svg:y1="7.213cm" svg:x2="9.191cm" svg:y2="0.874cm">
          <text:p/>
        </draw:line>
        <draw:line draw:style-name="gr4" draw:text-style-name="P3" draw:layer="layout" svg:x1="2.01cm" svg:y1="6cm" svg:x2="10.55cm" svg:y2="6cm">
          <text:p/>
        </draw:line>
        <draw:line draw:style-name="gr4" draw:text-style-name="P3" draw:layer="layout" svg:x1="2.01cm" svg:y1="4.304cm" svg:x2="10.55cm" svg:y2="4.304cm">
          <text:p/>
        </draw:line>
        <draw:line draw:style-name="gr4" draw:text-style-name="P3" draw:layer="layout" svg:x1="2.01cm" svg:y1="2.609cm" svg:x2="10.55cm" svg:y2="2.609cm">
          <text:p/>
        </draw:line>
        <draw:line draw:style-name="gr4" draw:text-style-name="P3" draw:layer="layout" svg:x1="2.01cm" svg:y1="0.915cm" svg:x2="10.55cm" svg:y2="0.915cm">
          <text:p/>
        </draw:line>
        <draw:line draw:style-name="gr4" draw:text-style-name="P3" draw:layer="layout" svg:x1="2.398cm" svg:y1="7.213cm" svg:x2="2.398cm" svg:y2="0.874cm">
          <text:p/>
        </draw:line>
        <draw:line draw:style-name="gr4" draw:text-style-name="P3" draw:layer="layout" svg:x1="4.339cm" svg:y1="7.213cm" svg:x2="4.339cm" svg:y2="0.874cm">
          <text:p/>
        </draw:line>
        <draw:line draw:style-name="gr4" draw:text-style-name="P3" draw:layer="layout" svg:x1="6.28cm" svg:y1="7.213cm" svg:x2="6.28cm" svg:y2="0.874cm">
          <text:p/>
        </draw:line>
        <draw:line draw:style-name="gr4" draw:text-style-name="P3" draw:layer="layout" svg:x1="8.22cm" svg:y1="7.213cm" svg:x2="8.22cm" svg:y2="0.874cm">
          <text:p/>
        </draw:line>
        <draw:line draw:style-name="gr4" draw:text-style-name="P3" draw:layer="layout" svg:x1="10.161cm" svg:y1="7.213cm" svg:x2="10.161cm" svg:y2="0.874cm">
          <text:p/>
        </draw:line>
        <draw:polyline draw:style-name="gr5" draw:text-style-name="P3" draw:layer="layout" svg:width="7.763cm" svg:height="3.979cm" svg:x="2.398cm" svg:y="1.162cm" svg:viewBox="0 0 7764 3980" draw:points="0,0 38,20 77,40 116,60 155,80 194,99 233,119 271,139 310,159 349,179 388,199 427,219 466,239 505,258 543,279 582,298 621,318 660,338 699,358 737,378 776,398 815,418 854,438 893,457 931,478 970,497 1009,517 1048,537 1087,557 1125,577 1164,597 1203,617 1242,637 1281,656 1319,677 1358,696 1397,716 1436,736 1475,756 1515,776 1554,796 1592,816 1631,837 1670,856 1709,876 1748,896 1786,916 1825,936 1864,956 1903,976 1942,996 1980,1016 2019,1036 2058,1055 2097,1075 2136,1095 2175,1115 2213,1135 2252,1155 2291,1175 2330,1195 2369,1215 2407,1235 2446,1254 2485,1274 2524,1294 2563,1314 2602,1334 2641,1354 2679,1374 2718,1394 2757,1413 2796,1434 2835,1453 2873,1473 2912,1493 2951,1513 2990,1533 3029,1553 3067,1573 3106,1593 3145,1612 3184,1633 3223,1652 3261,1672 3300,1692 3339,1712 3378,1732 3417,1752 3455,1772 3494,1792 3533,1811 3572,1831 3611,1851 3650,1871 3689,1891 3727,1911 3766,1931 3805,1951 3844,1971 3883,1991 3921,2010 3960,2030 3999,2050 4038,2070 4077,2090 4115,2110 4154,2130 4193,2150 4232,2170 4271,2190 4310,2209 4348,2229 4387,2249 4426,2269 4465,2289 4504,2309 4542,2329 4581,2349 4620,2369 4659,2389 4698,2408 4737,2428 4776,2448 4814,2468 4853,2488 4892,2508 4931,2528 4970,2548 5008,2568 5047,2587 5086,2607 5125,2627 5164,2647 5202,2667 5241,2687 5280,2707 5319,2727 5358,2747 5396,2766 5435,2786 5474,2806 5513,2826 5552,2846 5590,2866 5629,2886 5668,2906 5707,2926 5746,2946 5784,2965 5823,2985 5862,3005 5901,3025 5940,3045 5979,3065 6018,3085 6056,3105 6095,3125 6134,3145 6173,3164 6212,3184 6250,3204 6289,3224 6328,3244 6367,3264 6406,3284 6445,3304 6483,3324 6522,3343 6561,3363 6600,3383 6639,3403 6677,3423 6716,3443 6755,3463 6794,3483 6833,3503 6871,3523 6910,3542 6949,3562 6988,3582 7027,3602 7066,3622 7105,3642 7143,3662 7182,3682 7221,3702 7260,3722 7299,3741 7337,3761 7376,3781 7415,3801 7454,3821 7493,3841 7531,3861 7570,3881 7609,3901 7648,3920 7687,3940 7725,3960 7764,3980">
          <text:p/>
        </draw:polyline>
        <draw:polyline draw:style-name="gr6" draw:text-style-name="P3" draw:layer="layout" svg:width="7.763cm" svg:height="3.98cm" svg:x="2.398cm" svg:y="2.946cm" svg:viewBox="0 0 7764 3981" draw:points="0,0 38,20 77,40 116,60 155,80 194,100 233,120 271,140 310,159 349,179 388,199 427,219 466,239 505,259 543,279 582,299 621,318 660,339 699,358 737,378 776,398 815,418 854,438 893,458 931,478 970,498 1009,517 1048,538 1087,557 1125,577 1164,597 1203,617 1242,637 1281,657 1319,677 1358,697 1397,716 1436,737 1475,756 1515,776 1554,796 1592,816 1631,836 1670,856 1709,876 1748,896 1786,915 1825,935 1864,955 1903,975 1942,995 1980,1015 2019,1035 2058,1055 2097,1075 2136,1095 2175,1114 2213,1134 2252,1154 2291,1174 2330,1194 2369,1214 2407,1234 2446,1254 2485,1274 2524,1294 2563,1313 2602,1333 2641,1353 2679,1373 2718,1393 2757,1413 2796,1433 2835,1453 2873,1473 2912,1493 2951,1512 2990,1532 3029,1552 3067,1572 3106,1592 3145,1612 3184,1632 3223,1652 3261,1671 3300,1691 3339,1711 3378,1731 3417,1751 3455,1771 3494,1791 3533,1811 3572,1831 3611,1851 3650,1870 3689,1890 3727,1910 3766,1930 3805,1950 3844,1970 3883,1990 3921,2010 3960,2030 3999,2050 4038,2069 4077,2089 4115,2109 4154,2129 4193,2149 4232,2169 4271,2189 4310,2209 4348,2229 4387,2249 4426,2268 4465,2288 4504,2308 4542,2328 4581,2348 4620,2368 4659,2388 4698,2408 4737,2428 4776,2447 4814,2467 4853,2487 4892,2507 4931,2527 4970,2547 5008,2567 5047,2587 5086,2607 5125,2627 5164,2646 5202,2666 5241,2686 5280,2706 5319,2726 5358,2746 5396,2766 5435,2786 5474,2806 5513,2825 5552,2845 5590,2865 5629,2885 5668,2905 5707,2925 5746,2945 5784,2965 5823,2985 5862,3005 5901,3025 5940,3045 5979,3065 6018,3085 6056,3105 6095,3125 6134,3145 6173,3165 6212,3185 6250,3204 6289,3224 6328,3244 6367,3264 6406,3284 6445,3304 6483,3324 6522,3344 6561,3364 6600,3384 6639,3403 6677,3423 6716,3443 6755,3463 6794,3483 6833,3503 6871,3523 6910,3543 6949,3563 6988,3583 7027,3602 7066,3622 7105,3642 7143,3662 7182,3682 7221,3702 7260,3722 7299,3742 7337,3762 7376,3782 7415,3801 7454,3821 7493,3841 7531,3861 7570,3881 7609,3901 7648,3921 7687,3941 7725,3960 7764,3981">
          <text:p/>
        </draw:polyline>
        <draw:polyline draw:style-name="gr7" draw:text-style-name="P3" draw:layer="layout" svg:width="7.763cm" svg:height="2.266cm" svg:x="2.398cm" svg:y="2.895cm" svg:viewBox="0 0 7764 2267" draw:points="0,0 38,12 77,23 116,35 155,46 194,57 233,69 271,80 310,91 349,102 388,114 427,125 466,136 505,148 543,159 582,170 621,182 660,193 699,204 737,216 776,227 815,238 854,250 893,261 931,272 970,284 1009,295 1048,306 1087,318 1125,329 1164,340 1203,351 1242,363 1281,374 1319,386 1358,397 1397,408 1436,420 1475,431 1515,442 1554,453 1592,465 1631,476 1670,488 1709,499 1748,511 1786,523 1825,534 1864,545 1903,556 1942,568 1980,579 2019,591 2058,602 2097,613 2136,624 2175,636 2213,647 2252,658 2291,670 2330,681 2369,692 2407,704 2446,715 2485,726 2524,738 2563,749 2602,760 2641,772 2679,783 2718,794 2757,806 2796,817 2835,828 2873,840 2912,851 2951,862 2990,874 3029,885 3067,896 3106,907 3145,919 3184,930 3223,942 3261,953 3300,964 3339,975 3378,987 3417,998 3455,1009 3494,1021 3533,1032 3572,1044 3611,1055 3650,1066 3689,1077 3727,1089 3766,1100 3805,1111 3844,1123 3883,1134 3921,1146 3960,1157 3999,1168 4038,1179 4077,1191 4115,1202 4154,1213 4193,1225 4232,1236 4271,1247 4310,1259 4348,1270 4387,1281 4426,1293 4465,1304 4504,1315 4542,1326 4581,1338 4620,1349 4659,1361 4698,1372 4737,1383 4776,1395 4814,1406 4853,1417 4892,1428 4931,1440 4970,1451 5008,1462 5047,1474 5086,1485 5125,1497 5164,1508 5202,1519 5241,1530 5280,1542 5319,1553 5358,1564 5396,1576 5435,1587 5474,1598 5513,1610 5552,1621 5590,1632 5629,1644 5668,1655 5707,1666 5746,1678 5784,1689 5823,1700 5862,1712 5901,1723 5940,1734 5979,1746 6018,1757 6056,1768 6095,1779 6134,1791 6173,1802 6212,1814 6250,1825 6289,1836 6328,1848 6367,1859 6406,1870 6445,1881 6483,1893 6522,1904 6561,1916 6600,1927 6639,1938 6677,1949 6716,1961 6755,1972 6794,1983 6833,1995 6871,2006 6910,2018 6949,2029 6988,2040 7027,2051 7066,2063 7105,2074 7143,2085 7182,2097 7221,2108 7260,2119 7299,2131 7337,2142 7376,2153 7415,2165 7454,2176 7493,2187 7531,2199 7570,2210 7609,2221 7648,2232 7687,2244 7725,2255 7764,2267">
          <text:p/>
        </draw:polyline>
        <draw:polyline draw:style-name="gr8" draw:text-style-name="P3" draw:layer="layout" svg:width="7.763cm" svg:height="2.265cm" svg:x="2.398cm" svg:y="4.35cm" svg:viewBox="0 0 7764 2266" draw:points="0,0 38,12 77,23 116,34 155,45 194,57 233,68 271,80 310,91 349,102 388,114 427,125 466,136 505,147 543,159 582,170 621,182 660,193 699,204 737,216 776,227 815,238 854,249 893,261 931,272 970,283 1009,295 1048,306 1087,317 1125,329 1164,340 1203,351 1242,363 1281,374 1319,385 1358,396 1397,408 1436,419 1475,431 1515,442 1554,453 1592,465 1631,476 1670,487 1709,498 1748,510 1786,521 1825,533 1864,544 1903,555 1942,567 1980,578 2019,589 2058,600 2097,612 2136,623 2175,635 2213,646 2252,657 2291,668 2330,680 2369,691 2407,702 2446,714 2485,725 2524,737 2563,748 2602,759 2641,770 2679,782 2718,793 2757,804 2796,816 2835,827 2873,838 2912,850 2951,861 2990,872 3029,884 3067,895 3106,906 3145,918 3184,929 3223,940 3261,952 3300,963 3339,974 3378,986 3417,997 3455,1008 3494,1019 3533,1031 3572,1042 3611,1053 3650,1065 3689,1076 3727,1088 3766,1099 3805,1110 3844,1121 3883,1133 3921,1144 3960,1155 3999,1167 4038,1178 4077,1190 4115,1201 4154,1212 4193,1223 4232,1235 4271,1246 4310,1257 4348,1269 4387,1280 4426,1291 4465,1303 4504,1315 4542,1326 4581,1338 4620,1349 4659,1360 4698,1371 4737,1383 4776,1394 4814,1406 4853,1417 4892,1428 4931,1440 4970,1451 5008,1462 5047,1473 5086,1485 5125,1496 5164,1508 5202,1519 5241,1530 5280,1542 5319,1553 5358,1564 5396,1575 5435,1587 5474,1598 5513,1609 5552,1621 5590,1632 5629,1643 5668,1655 5707,1666 5746,1677 5784,1689 5823,1700 5862,1711 5901,1723 5940,1734 5979,1745 6018,1757 6056,1768 6095,1779 6134,1791 6173,1802 6212,1813 6250,1824 6289,1836 6328,1847 6367,1859 6406,1870 6445,1881 6483,1893 6522,1904 6561,1915 6600,1926 6639,1938 6677,1949 6716,1961 6755,1972 6794,1983 6833,1995 6871,2006 6910,2017 6949,2028 6988,2040 7027,2051 7066,2063 7105,2074 7143,2085 7182,2096 7221,2108 7260,2119 7299,2130 7337,2142 7376,2153 7415,2165 7454,2176 7493,2187 7531,2198 7570,2210 7609,2221 7648,2232 7687,2244 7725,2255 7764,2266">
          <text:p/>
        </draw:polyline>
        <draw:polyline draw:style-name="gr9" draw:text-style-name="P3" draw:layer="layout" svg:width="7.763cm" svg:height="2.265cm" svg:x="2.398cm" svg:y="2.385cm" svg:viewBox="0 0 7764 2266" draw:points="0,0 38,12 77,23 116,34 155,45 194,57 233,68 271,80 310,91 349,102 388,114 427,125 466,136 505,147 543,159 582,170 621,181 660,193 699,204 737,216 776,227 815,238 854,249 893,261 931,272 970,283 1009,295 1048,306 1087,317 1125,329 1164,340 1203,351 1242,363 1281,374 1319,385 1358,397 1397,408 1436,419 1475,431 1515,442 1554,453 1592,465 1631,476 1670,487 1709,498 1748,510 1786,521 1825,533 1864,544 1903,555 1942,567 1980,578 2019,589 2058,600 2097,612 2136,623 2175,635 2213,646 2252,657 2291,668 2330,680 2369,691 2407,702 2446,714 2485,725 2524,737 2563,748 2602,759 2641,770 2679,782 2718,793 2757,804 2796,816 2835,827 2873,838 2912,850 2951,861 2990,872 3029,884 3067,895 3106,906 3145,918 3184,929 3223,940 3261,951 3300,963 3339,974 3378,986 3417,997 3455,1008 3494,1021 3533,1032 3572,1043 3611,1054 3650,1066 3689,1077 3727,1089 3766,1100 3805,1111 3844,1122 3883,1134 3921,1145 3960,1156 3999,1168 4038,1179 4077,1191 4115,1202 4154,1213 4193,1224 4232,1236 4271,1247 4310,1258 4348,1270 4387,1281 4426,1293 4465,1304 4504,1315 4542,1326 4581,1338 4620,1349 4659,1360 4698,1372 4737,1383 4776,1394 4814,1406 4853,1417 4892,1428 4931,1440 4970,1451 5008,1462 5047,1473 5086,1485 5125,1496 5164,1508 5202,1519 5241,1530 5280,1542 5319,1553 5358,1564 5396,1575 5435,1587 5474,1598 5513,1609 5552,1621 5590,1632 5629,1644 5668,1655 5707,1666 5746,1677 5784,1689 5823,1700 5862,1711 5901,1723 5940,1734 5979,1745 6018,1757 6056,1768 6095,1779 6134,1791 6173,1802 6212,1813 6250,1824 6289,1836 6328,1847 6367,1859 6406,1870 6445,1881 6483,1893 6522,1904 6561,1915 6600,1926 6639,1938 6677,1949 6716,1961 6755,1972 6794,1983 6833,1995 6871,2006 6910,2017 6949,2028 6988,2040 7027,2051 7066,2063 7105,2074 7143,2085 7182,2096 7221,2108 7260,2119 7299,2130 7337,2142 7376,2153 7415,2164 7454,2176 7493,2187 7531,2198 7570,2210 7609,2221 7648,2232 7687,2244 7725,2255 7764,2266">
          <text:p/>
        </draw:polyline>
        <draw:polyline draw:style-name="gr10" draw:text-style-name="P3" draw:layer="layout" svg:width="7.763cm" svg:height="2.265cm" svg:x="2.398cm" svg:y="3.84cm" svg:viewBox="0 0 7764 2266" draw:points="0,0 38,11 77,23 116,34 155,45 194,57 233,68 271,79 310,91 349,102 388,113 427,125 466,136 505,147 543,159 582,170 621,181 660,192 699,204 737,215 776,227 815,238 854,249 893,261 931,272 970,283 1009,294 1048,306 1087,317 1125,328 1164,340 1203,351 1242,362 1281,374 1319,385 1358,396 1397,408 1436,419 1475,430 1515,442 1554,453 1592,464 1631,476 1670,487 1709,498 1748,510 1786,521 1825,532 1864,543 1903,555 1942,566 1980,578 2019,589 2058,600 2097,612 2136,623 2175,634 2213,645 2252,657 2291,668 2330,680 2369,691 2407,702 2446,714 2485,725 2524,736 2563,747 2602,759 2641,770 2679,782 2718,793 2757,804 2796,815 2835,827 2873,838 2912,849 2951,861 2990,872 3029,884 3067,895 3106,906 3145,917 3184,929 3223,940 3261,951 3300,963 3339,974 3378,985 3417,997 3455,1008 3494,1019 3533,1031 3572,1042 3611,1053 3650,1065 3689,1076 3727,1087 3766,1098 3805,1110 3844,1121 3883,1133 3921,1144 3960,1155 3999,1166 4038,1178 4077,1189 4115,1200 4154,1212 4193,1223 4232,1235 4271,1246 4310,1257 4348,1268 4387,1280 4426,1291 4465,1302 4504,1314 4542,1325 4581,1337 4620,1348 4659,1359 4698,1370 4737,1382 4776,1393 4814,1404 4853,1416 4892,1427 4931,1438 4970,1450 5008,1461 5047,1472 5086,1484 5125,1495 5164,1506 5202,1517 5241,1529 5280,1540 5319,1552 5358,1563 5396,1574 5435,1586 5474,1597 5513,1608 5552,1619 5590,1631 5629,1642 5668,1654 5707,1665 5746,1676 5784,1688 5823,1699 5862,1710 5901,1721 5940,1733 5979,1744 6018,1755 6056,1767 6095,1778 6134,1789 6173,1801 6212,1812 6250,1824 6289,1836 6328,1847 6367,1858 6406,1870 6445,1881 6483,1892 6522,1904 6561,1915 6600,1926 6639,1938 6677,1949 6716,1960 6755,1971 6794,1983 6833,1994 6871,2006 6910,2017 6949,2028 6988,2040 7027,2051 7066,2062 7105,2073 7143,2085 7182,2096 7221,2108 7260,2119 7299,2130 7337,2141 7376,2153 7415,2164 7454,2175 7493,2187 7531,2198 7570,2210 7609,2221 7648,2232 7687,2243 7725,2255 7764,2266">
          <text:p/>
        </draw:polyline>
        <draw:polygon draw:style-name="gr2" draw:text-style-name="P2" draw:layer="layout" svg:width="8.54cm" svg:height="6.34cm" svg:x="2.01cm" svg:y="8.088cm" svg:viewBox="0 0 8541 6341" draw:points="0,6341 8541,6341 8541,0 0,0">
          <text:p/>
        </draw:polygon>
        <draw:line draw:style-name="gr3" draw:text-style-name="P3" draw:layer="layout" svg:x1="2.01cm" svg:y1="12.901cm" svg:x2="10.55cm" svg:y2="12.901cm">
          <text:p/>
        </draw:line>
        <draw:line draw:style-name="gr3" draw:text-style-name="P3" draw:layer="layout" svg:x1="2.01cm" svg:y1="10.453cm" svg:x2="10.55cm" svg:y2="10.453cm">
          <text:p/>
        </draw:line>
        <draw:line draw:style-name="gr3" draw:text-style-name="P3" draw:layer="layout" svg:x1="3.368cm" svg:y1="14.428cm" svg:x2="3.368cm" svg:y2="8.088cm">
          <text:p/>
        </draw:line>
        <draw:line draw:style-name="gr3" draw:text-style-name="P3" draw:layer="layout" svg:x1="5.309cm" svg:y1="14.428cm" svg:x2="5.309cm" svg:y2="8.088cm">
          <text:p/>
        </draw:line>
        <draw:line draw:style-name="gr3" draw:text-style-name="P3" draw:layer="layout" svg:x1="7.25cm" svg:y1="14.428cm" svg:x2="7.25cm" svg:y2="8.088cm">
          <text:p/>
        </draw:line>
        <draw:line draw:style-name="gr3" draw:text-style-name="P3" draw:layer="layout" svg:x1="9.191cm" svg:y1="14.428cm" svg:x2="9.191cm" svg:y2="8.088cm">
          <text:p/>
        </draw:line>
        <draw:line draw:style-name="gr4" draw:text-style-name="P3" draw:layer="layout" svg:x1="2.01cm" svg:y1="14.125cm" svg:x2="10.55cm" svg:y2="14.125cm">
          <text:p/>
        </draw:line>
        <draw:line draw:style-name="gr4" draw:text-style-name="P3" draw:layer="layout" svg:x1="2.01cm" svg:y1="11.678cm" svg:x2="10.55cm" svg:y2="11.678cm">
          <text:p/>
        </draw:line>
        <draw:line draw:style-name="gr4" draw:text-style-name="P3" draw:layer="layout" svg:x1="2.01cm" svg:y1="9.23cm" svg:x2="10.55cm" svg:y2="9.23cm">
          <text:p/>
        </draw:line>
        <draw:line draw:style-name="gr4" draw:text-style-name="P3" draw:layer="layout" svg:x1="2.398cm" svg:y1="14.428cm" svg:x2="2.398cm" svg:y2="8.088cm">
          <text:p/>
        </draw:line>
        <draw:line draw:style-name="gr4" draw:text-style-name="P3" draw:layer="layout" svg:x1="4.339cm" svg:y1="14.428cm" svg:x2="4.339cm" svg:y2="8.088cm">
          <text:p/>
        </draw:line>
        <draw:line draw:style-name="gr4" draw:text-style-name="P3" draw:layer="layout" svg:x1="6.28cm" svg:y1="14.428cm" svg:x2="6.28cm" svg:y2="8.088cm">
          <text:p/>
        </draw:line>
        <draw:line draw:style-name="gr4" draw:text-style-name="P3" draw:layer="layout" svg:x1="8.22cm" svg:y1="14.428cm" svg:x2="8.22cm" svg:y2="8.088cm">
          <text:p/>
        </draw:line>
        <draw:line draw:style-name="gr4" draw:text-style-name="P3" draw:layer="layout" svg:x1="10.161cm" svg:y1="14.428cm" svg:x2="10.161cm" svg:y2="8.088cm">
          <text:p/>
        </draw:line>
        <draw:polyline draw:style-name="gr5" draw:text-style-name="P3" draw:layer="layout" svg:width="7.763cm" svg:height="5.746cm" svg:x="2.398cm" svg:y="8.376cm" svg:viewBox="0 0 7764 5747" draw:points="0,0 38,29 77,58 116,86 155,115 194,144 233,172 271,201 310,230 349,260 388,288 427,317 466,346 505,374 543,403 582,432 621,461 660,489 699,518 737,547 776,576 815,604 854,633 893,662 931,691 970,719 1009,748 1048,777 1087,806 1125,834 1164,863 1203,892 1242,921 1281,949 1319,978 1358,1007 1397,1036 1436,1064 1475,1093 1515,1122 1554,1150 1592,1179 1631,1208 1670,1237 1709,1265 1748,1294 1786,1323 1825,1352 1864,1380 1903,1409 1942,1438 1980,1466 2019,1495 2058,1524 2097,1553 2136,1581 2175,1610 2213,1639 2252,1667 2291,1696 2330,1725 2369,1754 2407,1782 2446,1811 2485,1840 2524,1868 2563,1897 2602,1926 2641,1955 2679,1983 2718,2012 2757,2041 2796,2070 2835,2098 2873,2127 2912,2156 2951,2185 2990,2213 3029,2242 3067,2271 3106,2300 3145,2328 3184,2357 3223,2386 3261,2415 3300,2443 3339,2472 3378,2501 3417,2530 3455,2558 3494,2587 3533,2616 3572,2644 3611,2673 3650,2702 3689,2731 3727,2759 3766,2788 3805,2817 3844,2846 3883,2874 3921,2903 3960,2932 3999,2960 4038,2989 4077,3018 4115,3047 4154,3075 4193,3104 4232,3133 4271,3161 4310,3190 4348,3219 4387,3248 4426,3276 4465,3305 4504,3334 4542,3363 4581,3391 4620,3420 4659,3449 4698,3477 4737,3506 4776,3535 4814,3564 4853,3592 4892,3621 4931,3650 4970,3679 5008,3707 5047,3736 5086,3765 5125,3794 5164,3822 5202,3851 5241,3880 5280,3909 5319,3937 5358,3966 5396,3995 5435,4024 5474,4052 5513,4081 5552,4110 5590,4138 5629,4167 5668,4196 5707,4225 5746,4253 5784,4282 5823,4311 5862,4340 5901,4368 5940,4397 5979,4426 6018,4454 6056,4483 6095,4512 6134,4541 6173,4569 6212,4598 6250,4627 6289,4655 6328,4684 6367,4713 6406,4742 6445,4770 6483,4799 6522,4828 6561,4857 6600,4885 6639,4914 6677,4943 6716,4971 6755,5000 6794,5029 6833,5058 6871,5087 6910,5115 6949,5144 6988,5173 7027,5202 7066,5230 7105,5259 7143,5288 7182,5317 7221,5345 7260,5374 7299,5403 7337,5431 7376,5460 7415,5489 7454,5518 7493,5546 7531,5575 7570,5604 7609,5632 7648,5661 7687,5690 7725,5719 7764,5747">
          <text:p/>
        </draw:polyline>
        <draw:polyline draw:style-name="gr6" draw:text-style-name="P3" draw:layer="layout" svg:width="7.763cm" svg:height="5.747cm" svg:x="2.398cm" svg:y="8.393cm" svg:viewBox="0 0 7764 5748" draw:points="0,0 38,29 77,58 116,87 155,115 194,144 233,173 271,201 310,231 349,260 388,289 427,317 466,346 505,375 543,404 582,432 621,461 660,490 699,518 737,547 776,576 815,605 854,633 893,662 931,691 970,719 1009,748 1048,777 1087,806 1125,834 1164,863 1203,892 1242,920 1281,949 1319,978 1358,1007 1397,1035 1436,1064 1475,1093 1515,1122 1554,1150 1592,1179 1631,1208 1670,1237 1709,1265 1748,1294 1786,1323 1825,1352 1864,1381 1903,1409 1942,1438 1980,1467 2019,1495 2058,1524 2097,1553 2136,1582 2175,1610 2213,1639 2252,1668 2291,1696 2330,1725 2369,1754 2407,1783 2446,1811 2485,1840 2524,1869 2563,1898 2602,1926 2641,1955 2679,1984 2718,2012 2757,2041 2796,2070 2835,2099 2873,2127 2912,2156 2951,2185 2990,2213 3029,2242 3067,2271 3106,2300 3145,2328 3184,2357 3223,2386 3261,2415 3300,2443 3339,2472 3378,2501 3417,2530 3455,2558 3494,2587 3533,2616 3572,2645 3611,2673 3650,2702 3689,2731 3727,2760 3766,2788 3805,2817 3844,2846 3883,2875 3921,2903 3960,2932 3999,2961 4038,2989 4077,3018 4115,3047 4154,3076 4193,3104 4232,3133 4271,3162 4310,3190 4348,3219 4387,3248 4426,3277 4465,3305 4504,3334 4542,3363 4581,3392 4620,3420 4659,3449 4698,3478 4737,3506 4776,3535 4814,3564 4853,3593 4892,3621 4931,3650 4970,3679 5008,3707 5047,3736 5086,3765 5125,3794 5164,3822 5202,3851 5241,3880 5280,3909 5319,3937 5358,3966 5396,3995 5435,4024 5474,4052 5513,4081 5552,4110 5590,4139 5629,4167 5668,4196 5707,4225 5746,4254 5784,4282 5823,4311 5862,4340 5901,4369 5940,4397 5979,4426 6018,4455 6056,4483 6095,4512 6134,4541 6173,4570 6212,4598 6250,4627 6289,4656 6328,4685 6367,4713 6406,4742 6445,4771 6483,4799 6522,4828 6561,4857 6600,4886 6639,4914 6677,4943 6716,4972 6755,5000 6794,5029 6833,5058 6871,5087 6910,5115 6949,5144 6988,5173 7027,5201 7066,5230 7105,5259 7143,5288 7182,5316 7221,5345 7260,5374 7299,5403 7337,5431 7376,5460 7415,5489 7454,5518 7493,5546 7531,5575 7570,5604 7609,5633 7648,5661 7687,5690 7725,5719 7764,5748">
          <text:p/>
        </draw:polyline>
        <draw:polyline draw:style-name="gr7" draw:text-style-name="P3" draw:layer="layout" svg:width="7.763cm" svg:height="3.271cm" svg:x="2.398cm" svg:y="10.272cm" svg:viewBox="0 0 7764 3272" draw:points="0,0 38,16 77,32 116,49 155,65 194,82 233,98 271,114 310,131 349,147 388,163 427,180 466,196 505,212 543,229 582,245 621,261 660,278 699,294 737,310 776,327 815,343 854,360 893,376 931,392 970,409 1009,425 1048,441 1087,458 1125,474 1164,490 1203,507 1242,523 1281,539 1319,556 1358,572 1397,588 1436,605 1475,621 1515,638 1554,654 1592,670 1631,687 1670,703 1709,719 1748,736 1786,752 1825,768 1864,785 1903,801 1942,817 1980,834 2019,850 2058,866 2097,883 2136,899 2175,915 2213,932 2252,948 2291,965 2330,981 2369,997 2407,1014 2446,1030 2485,1046 2524,1063 2563,1079 2602,1095 2641,1112 2679,1128 2718,1144 2757,1161 2796,1178 2835,1194 2873,1211 2912,1227 2951,1244 2990,1260 3029,1276 3067,1293 3106,1309 3145,1325 3184,1342 3223,1358 3261,1374 3300,1391 3339,1407 3378,1423 3417,1440 3455,1456 3494,1472 3533,1489 3572,1505 3611,1522 3650,1538 3689,1554 3727,1571 3766,1587 3805,1603 3844,1620 3883,1636 3921,1652 3960,1669 3999,1685 4038,1701 4077,1718 4115,1734 4154,1750 4193,1767 4232,1783 4271,1799 4310,1816 4348,1832 4387,1849 4426,1865 4465,1881 4504,1898 4542,1914 4581,1930 4620,1947 4659,1963 4698,1979 4737,1996 4776,2012 4814,2029 4853,2045 4892,2061 4931,2078 4970,2094 5008,2110 5047,2127 5086,2143 5125,2159 5164,2176 5202,2192 5241,2208 5280,2225 5319,2241 5358,2258 5396,2274 5435,2290 5474,2307 5513,2323 5552,2339 5590,2356 5629,2372 5668,2388 5707,2405 5746,2421 5784,2437 5823,2454 5862,2470 5901,2487 5940,2503 5979,2519 6018,2536 6056,2552 6095,2568 6134,2585 6173,2601 6212,2617 6250,2634 6289,2650 6328,2667 6367,2683 6406,2699 6445,2716 6483,2732 6522,2748 6561,2765 6600,2781 6639,2797 6677,2814 6716,2830 6755,2846 6794,2863 6833,2879 6871,2896 6910,2912 6949,2928 6988,2945 7027,2961 7066,2977 7105,2994 7143,3010 7182,3026 7221,3043 7260,3059 7299,3075 7337,3092 7376,3108 7415,3125 7454,3141 7493,3157 7531,3174 7570,3190 7609,3206 7648,3223 7687,3239 7725,3255 7764,3272">
          <text:p/>
        </draw:polyline>
        <draw:polyline draw:style-name="gr8" draw:text-style-name="P3" draw:layer="layout" svg:width="7.763cm" svg:height="3.271cm" svg:x="2.398cm" svg:y="10.743cm" svg:viewBox="0 0 7764 3272" draw:points="0,0 38,17 77,33 116,49 155,66 194,82 233,98 271,115 310,131 349,147 388,164 427,180 466,196 505,213 543,229 582,246 621,262 660,278 699,295 737,311 776,327 815,344 854,360 893,376 931,393 970,409 1009,425 1048,442 1087,458 1125,474 1164,491 1203,507 1242,524 1281,540 1319,556 1358,573 1397,589 1436,605 1475,622 1515,638 1554,654 1592,671 1631,687 1670,704 1709,721 1748,737 1786,753 1825,770 1864,786 1903,803 1942,819 1980,835 2019,852 2058,868 2097,884 2136,901 2175,917 2213,933 2252,950 2291,966 2330,982 2369,999 2407,1015 2446,1031 2485,1048 2524,1064 2563,1080 2602,1097 2641,1113 2679,1130 2718,1146 2757,1162 2796,1179 2835,1195 2873,1211 2912,1228 2951,1244 2990,1260 3029,1277 3067,1293 3106,1309 3145,1326 3184,1342 3223,1358 3261,1375 3300,1391 3339,1408 3378,1424 3417,1440 3455,1457 3494,1473 3533,1489 3572,1506 3611,1522 3650,1538 3689,1555 3727,1571 3766,1587 3805,1604 3844,1620 3883,1636 3921,1653 3960,1669 3999,1686 4038,1702 4077,1718 4115,1735 4154,1751 4193,1767 4232,1784 4271,1800 4310,1816 4348,1833 4387,1849 4426,1865 4465,1882 4504,1898 4542,1915 4581,1931 4620,1947 4659,1964 4698,1980 4737,1996 4776,2013 4814,2029 4853,2045 4892,2062 4931,2078 4970,2094 5008,2111 5047,2127 5086,2144 5125,2160 5164,2176 5202,2193 5241,2209 5280,2225 5319,2242 5358,2258 5396,2274 5435,2291 5474,2307 5513,2323 5552,2340 5590,2356 5629,2373 5668,2389 5707,2405 5746,2422 5784,2438 5823,2454 5862,2471 5901,2487 5940,2503 5979,2520 6018,2536 6056,2553 6095,2569 6134,2585 6173,2602 6212,2618 6250,2634 6289,2651 6328,2667 6367,2683 6406,2700 6445,2716 6483,2732 6522,2749 6561,2765 6600,2782 6639,2798 6677,2814 6716,2831 6755,2847 6794,2863 6833,2880 6871,2896 6910,2912 6949,2929 6988,2945 7027,2962 7066,2978 7105,2994 7143,3011 7182,3027 7221,3043 7260,3060 7299,3076 7337,3092 7376,3109 7415,3125 7454,3141 7493,3158 7531,3174 7570,3190 7609,3207 7648,3223 7687,3239 7725,3256 7764,3272">
          <text:p/>
        </draw:polyline>
        <draw:polyline draw:style-name="gr9" draw:text-style-name="P3" draw:layer="layout" svg:width="7.763cm" svg:height="3.271cm" svg:x="2.398cm" svg:y="9.535cm" svg:viewBox="0 0 7764 3272" draw:points="0,0 38,16 77,33 116,49 155,65 194,82 233,98 271,114 310,131 349,147 388,163 427,180 466,196 505,212 543,229 582,245 621,261 660,278 699,294 737,311 776,327 815,343 854,360 893,376 931,392 970,409 1009,425 1048,441 1087,458 1125,474 1164,490 1203,507 1242,523 1281,539 1319,556 1358,572 1397,589 1436,605 1475,621 1515,638 1554,654 1592,670 1631,687 1670,703 1709,719 1748,736 1786,752 1825,768 1864,785 1903,801 1942,817 1980,834 2019,850 2058,867 2097,883 2136,899 2175,916 2213,932 2252,948 2291,965 2330,981 2369,997 2407,1014 2446,1030 2485,1046 2524,1063 2563,1079 2602,1095 2641,1112 2679,1128 2718,1144 2757,1161 2796,1177 2835,1194 2873,1210 2912,1226 2951,1243 2990,1259 3029,1275 3067,1292 3106,1308 3145,1324 3184,1341 3223,1357 3261,1373 3300,1390 3339,1406 3378,1422 3417,1439 3455,1455 3494,1472 3533,1488 3572,1504 3611,1521 3650,1537 3689,1553 3727,1570 3766,1586 3805,1602 3844,1619 3883,1635 3921,1652 3960,1668 3999,1684 4038,1701 4077,1717 4115,1733 4154,1750 4193,1766 4232,1782 4271,1799 4310,1815 4348,1831 4387,1848 4426,1864 4465,1881 4504,1897 4542,1914 4581,1931 4620,1947 4659,1963 4698,1980 4737,1996 4776,2012 4814,2029 4853,2045 4892,2062 4931,2078 4970,2094 5008,2111 5047,2127 5086,2143 5125,2160 5164,2176 5202,2192 5241,2209 5280,2225 5319,2241 5358,2258 5396,2274 5435,2291 5474,2307 5513,2323 5552,2340 5590,2356 5629,2372 5668,2389 5707,2405 5746,2421 5784,2438 5823,2454 5862,2471 5901,2487 5940,2503 5979,2520 6018,2536 6056,2552 6095,2569 6134,2585 6173,2601 6212,2618 6250,2634 6289,2650 6328,2667 6367,2683 6406,2699 6445,2716 6483,2732 6522,2749 6561,2765 6600,2781 6639,2798 6677,2814 6716,2830 6755,2847 6794,2863 6833,2879 6871,2896 6910,2912 6949,2928 6988,2945 7027,2961 7066,2977 7105,2994 7143,3010 7182,3027 7221,3043 7260,3059 7299,3076 7337,3092 7376,3108 7415,3125 7454,3141 7493,3157 7531,3174 7570,3190 7609,3206 7648,3223 7687,3239 7725,3255 7764,3272">
          <text:p/>
        </draw:polyline>
        <draw:polyline draw:style-name="gr10" draw:text-style-name="P3" draw:layer="layout" svg:width="7.763cm" svg:height="3.271cm" svg:x="2.398cm" svg:y="10.006cm" svg:viewBox="0 0 7764 3272" draw:points="0,0 38,17 77,33 116,49 155,66 194,82 233,98 271,115 310,131 349,148 388,164 427,180 466,197 505,213 543,229 582,246 621,262 660,278 699,295 737,311 776,327 815,344 854,360 893,376 931,393 970,409 1009,425 1048,442 1087,458 1125,475 1164,491 1203,507 1242,524 1281,540 1319,556 1358,573 1397,589 1436,605 1475,622 1515,638 1554,654 1592,671 1631,687 1670,703 1709,720 1748,736 1786,753 1825,769 1864,785 1903,802 1942,818 1980,834 2019,851 2058,867 2097,883 2136,900 2175,916 2213,932 2252,949 2291,965 2330,981 2369,998 2407,1014 2446,1031 2485,1047 2524,1063 2563,1080 2602,1096 2641,1112 2679,1129 2718,1145 2757,1161 2796,1178 2835,1194 2873,1210 2912,1227 2951,1243 2990,1259 3029,1276 3067,1292 3106,1308 3145,1325 3184,1341 3223,1358 3261,1374 3300,1390 3339,1407 3378,1423 3417,1440 3455,1457 3494,1473 3533,1489 3572,1506 3611,1522 3650,1539 3689,1555 3727,1571 3766,1588 3805,1604 3844,1620 3883,1637 3921,1653 3960,1669 3999,1686 4038,1702 4077,1718 4115,1735 4154,1751 4193,1768 4232,1784 4271,1800 4310,1817 4348,1833 4387,1849 4426,1866 4465,1882 4504,1898 4542,1915 4581,1931 4620,1948 4659,1964 4698,1980 4737,1997 4776,2013 4814,2029 4853,2046 4892,2062 4931,2078 4970,2095 5008,2111 5047,2127 5086,2144 5125,2160 5164,2177 5202,2193 5241,2209 5280,2226 5319,2242 5358,2258 5396,2275 5435,2291 5474,2307 5513,2324 5552,2340 5590,2356 5629,2373 5668,2389 5707,2406 5746,2422 5784,2438 5823,2455 5862,2471 5901,2487 5940,2504 5979,2520 6018,2536 6056,2553 6095,2569 6134,2585 6173,2602 6212,2618 6250,2635 6289,2651 6328,2667 6367,2684 6406,2700 6445,2716 6483,2733 6522,2749 6561,2765 6600,2782 6639,2798 6677,2814 6716,2831 6755,2847 6794,2863 6833,2880 6871,2896 6910,2913 6949,2929 6988,2945 7027,2962 7066,2978 7105,2994 7143,3011 7182,3027 7221,3043 7260,3060 7299,3076 7337,3092 7376,3109 7415,3125 7454,3141 7493,3158 7531,3174 7570,3191 7609,3207 7648,3223 7687,3240 7725,3256 7764,3272">
          <text:p/>
        </draw:polyline>
        <draw:polygon draw:style-name="gr2" draw:text-style-name="P2" draw:layer="layout" svg:width="8.54cm" svg:height="6.339cm" svg:x="11.741cm" svg:y="0.874cm" svg:viewBox="0 0 8541 6340" draw:points="0,6340 8541,6340 8541,0 0,0">
          <text:p/>
        </draw:polygon>
        <draw:line draw:style-name="gr3" draw:text-style-name="P3" draw:layer="layout" svg:x1="11.741cm" svg:y1="5.623cm" svg:x2="20.281cm" svg:y2="5.623cm">
          <text:p/>
        </draw:line>
        <draw:line draw:style-name="gr3" draw:text-style-name="P3" draw:layer="layout" svg:x1="11.741cm" svg:y1="3.678cm" svg:x2="20.281cm" svg:y2="3.678cm">
          <text:p/>
        </draw:line>
        <draw:line draw:style-name="gr3" draw:text-style-name="P3" draw:layer="layout" svg:x1="11.741cm" svg:y1="1.733cm" svg:x2="20.281cm" svg:y2="1.733cm">
          <text:p/>
        </draw:line>
        <draw:line draw:style-name="gr3" draw:text-style-name="P3" draw:layer="layout" svg:x1="13.099cm" svg:y1="7.213cm" svg:x2="13.099cm" svg:y2="0.874cm">
          <text:p/>
        </draw:line>
        <draw:line draw:style-name="gr3" draw:text-style-name="P3" draw:layer="layout" svg:x1="15.04cm" svg:y1="7.213cm" svg:x2="15.04cm" svg:y2="0.874cm">
          <text:p/>
        </draw:line>
        <draw:line draw:style-name="gr3" draw:text-style-name="P3" draw:layer="layout" svg:x1="16.981cm" svg:y1="7.213cm" svg:x2="16.981cm" svg:y2="0.874cm">
          <text:p/>
        </draw:line>
        <draw:line draw:style-name="gr3" draw:text-style-name="P3" draw:layer="layout" svg:x1="18.922cm" svg:y1="7.213cm" svg:x2="18.922cm" svg:y2="0.874cm">
          <text:p/>
        </draw:line>
        <draw:line draw:style-name="gr4" draw:text-style-name="P3" draw:layer="layout" svg:x1="11.741cm" svg:y1="6.595cm" svg:x2="20.281cm" svg:y2="6.595cm">
          <text:p/>
        </draw:line>
        <draw:line draw:style-name="gr4" draw:text-style-name="P3" draw:layer="layout" svg:x1="11.741cm" svg:y1="4.65cm" svg:x2="20.281cm" svg:y2="4.65cm">
          <text:p/>
        </draw:line>
        <draw:line draw:style-name="gr4" draw:text-style-name="P3" draw:layer="layout" svg:x1="11.741cm" svg:y1="2.705cm" svg:x2="20.281cm" svg:y2="2.705cm">
          <text:p/>
        </draw:line>
        <draw:line draw:style-name="gr4" draw:text-style-name="P3" draw:layer="layout" svg:x1="12.129cm" svg:y1="7.213cm" svg:x2="12.129cm" svg:y2="0.874cm">
          <text:p/>
        </draw:line>
        <draw:line draw:style-name="gr4" draw:text-style-name="P3" draw:layer="layout" svg:x1="14.07cm" svg:y1="7.213cm" svg:x2="14.07cm" svg:y2="0.874cm">
          <text:p/>
        </draw:line>
        <draw:line draw:style-name="gr4" draw:text-style-name="P3" draw:layer="layout" svg:x1="16.011cm" svg:y1="7.213cm" svg:x2="16.011cm" svg:y2="0.874cm">
          <text:p/>
        </draw:line>
        <draw:line draw:style-name="gr4" draw:text-style-name="P3" draw:layer="layout" svg:x1="17.952cm" svg:y1="7.213cm" svg:x2="17.952cm" svg:y2="0.874cm">
          <text:p/>
        </draw:line>
        <draw:line draw:style-name="gr4" draw:text-style-name="P3" draw:layer="layout" svg:x1="19.892cm" svg:y1="7.213cm" svg:x2="19.892cm" svg:y2="0.874cm">
          <text:p/>
        </draw:line>
        <draw:polyline draw:style-name="gr5" draw:text-style-name="P3" draw:layer="layout" svg:width="7.763cm" svg:height="4.566cm" svg:x="12.129cm" svg:y="1.162cm" svg:viewBox="0 0 7764 4567" draw:points="0,0 39,23 77,46 116,68 155,91 194,114 233,137 271,160 311,183 349,206 388,228 427,251 466,274 505,297 543,320 582,342 621,365 660,388 699,411 737,434 776,457 815,479 854,502 893,525 931,548 970,571 1009,594 1048,617 1087,639 1125,662 1164,685 1203,708 1242,731 1281,753 1319,776 1358,799 1397,822 1436,845 1475,867 1514,890 1553,913 1591,936 1630,959 1669,982 1708,1005 1747,1027 1785,1050 1824,1073 1863,1096 1902,1119 1941,1142 1979,1165 2018,1188 2057,1211 2096,1234 2135,1256 2174,1279 2212,1302 2251,1325 2290,1348 2329,1371 2368,1394 2406,1416 2445,1439 2484,1462 2523,1485 2562,1508 2601,1531 2640,1553 2678,1576 2717,1599 2756,1622 2795,1645 2834,1667 2872,1690 2911,1713 2950,1736 2989,1759 3028,1782 3066,1805 3105,1827 3144,1850 3183,1873 3222,1896 3260,1919 3299,1942 3338,1964 3377,1987 3416,2010 3454,2033 3493,2055 3532,2078 3571,2101 3610,2124 3649,2147 3688,2170 3726,2193 3765,2215 3804,2238 3843,2261 3882,2284 3920,2307 3959,2330 3998,2353 4037,2375 4076,2398 4115,2421 4153,2444 4192,2466 4231,2489 4270,2512 4309,2535 4347,2558 4386,2581 4425,2603 4464,2626 4503,2649 4541,2672 4580,2695 4619,2718 4658,2741 4697,2763 4736,2786 4775,2809 4813,2832 4852,2855 4891,2877 4930,2900 4969,2923 5007,2946 5046,2969 5085,2992 5124,3014 5163,3037 5201,3060 5240,3083 5279,3106 5318,3129 5357,3152 5395,3174 5434,3197 5473,3220 5512,3243 5551,3266 5589,3288 5628,3311 5667,3334 5706,3357 5745,3380 5783,3402 5823,3425 5861,3448 5900,3471 5939,3494 5978,3517 6017,3540 6055,3562 6094,3585 6133,3608 6172,3631 6211,3654 6250,3676 6288,3699 6327,3722 6366,3745 6405,3768 6444,3790 6482,3813 6521,3836 6560,3859 6599,3882 6638,3905 6676,3928 6715,3950 6754,3973 6793,3996 6832,4019 6870,4042 6910,4065 6948,4087 6987,4110 7026,4133 7065,4156 7104,4179 7142,4201 7181,4224 7220,4247 7259,4270 7299,4293 7337,4316 7376,4338 7415,4361 7454,4384 7493,4407 7531,4430 7570,4453 7609,4476 7648,4498 7687,4521 7725,4544 7764,4567">
          <text:p/>
        </draw:polyline>
        <draw:polyline draw:style-name="gr6" draw:text-style-name="P3" draw:layer="layout" svg:width="7.763cm" svg:height="4.566cm" svg:x="12.129cm" svg:y="2.36cm" svg:viewBox="0 0 7764 4567" draw:points="0,0 39,23 77,45 116,68 155,91 194,114 233,136 271,159 311,182 349,205 388,228 427,251 466,274 505,296 543,319 582,342 621,365 660,388 699,411 737,434 776,456 815,479 854,502 893,525 931,547 970,570 1009,593 1048,616 1087,639 1125,662 1164,685 1203,707 1242,730 1281,753 1319,776 1358,799 1397,822 1436,844 1475,867 1514,890 1553,913 1591,936 1630,958 1669,981 1708,1004 1747,1027 1785,1050 1824,1073 1863,1095 1902,1118 1941,1141 1979,1164 2018,1187 2057,1210 2096,1233 2135,1255 2174,1278 2212,1301 2251,1324 2290,1346 2329,1369 2368,1392 2406,1415 2445,1438 2484,1461 2523,1483 2562,1506 2601,1529 2640,1552 2678,1575 2717,1598 2756,1621 2795,1643 2834,1666 2872,1689 2911,1712 2950,1735 2989,1757 3028,1780 3066,1803 3105,1826 3144,1849 3183,1872 3222,1894 3260,1917 3299,1940 3338,1963 3377,1986 3416,2009 3454,2032 3493,2054 3532,2077 3571,2100 3610,2123 3649,2146 3688,2168 3726,2191 3765,2214 3804,2237 3843,2260 3882,2282 3920,2305 3959,2328 3998,2351 4037,2374 4076,2397 4115,2420 4153,2442 4192,2465 4231,2488 4270,2511 4309,2534 4347,2557 4386,2579 4425,2602 4464,2625 4503,2648 4541,2670 4580,2693 4619,2716 4658,2739 4697,2762 4736,2785 4775,2808 4813,2830 4852,2853 4891,2876 4930,2899 4969,2922 5007,2945 5046,2968 5085,2990 5124,3013 5163,3036 5201,3059 5240,3081 5279,3104 5318,3127 5357,3150 5395,3173 5434,3196 5473,3219 5512,3241 5551,3264 5589,3287 5628,3310 5667,3333 5706,3356 5745,3378 5783,3401 5823,3424 5861,3447 5900,3470 5939,3492 5978,3515 6017,3538 6055,3561 6094,3584 6133,3607 6172,3629 6211,3652 6250,3675 6288,3698 6327,3721 6366,3744 6405,3767 6444,3789 6482,3812 6521,3835 6560,3858 6599,3880 6638,3903 6676,3926 6715,3949 6754,3972 6793,3995 6832,4017 6870,4040 6910,4063 6948,4086 6987,4109 7026,4132 7065,4155 7104,4177 7142,4200 7181,4223 7220,4246 7259,4269 7299,4291 7337,4314 7376,4337 7415,4360 7454,4383 7493,4406 7531,4428 7570,4451 7609,4474 7648,4498 7687,4521 7725,4544 7764,4567">
          <text:p/>
        </draw:polyline>
        <draw:polyline draw:style-name="gr7" draw:text-style-name="P3" draw:layer="layout" svg:width="7.763cm" svg:height="2.599cm" svg:x="12.129cm" svg:y="3.093cm" svg:viewBox="0 0 7764 2600" draw:points="0,0 39,13 77,26 116,39 155,52 194,65 233,78 271,91 311,104 349,117 388,130 427,143 466,156 505,169 543,182 582,195 621,208 660,221 699,234 737,247 776,260 815,273 854,286 893,299 931,312 970,325 1009,338 1048,351 1087,364 1125,377 1164,390 1203,403 1242,416 1281,429 1319,442 1358,455 1397,468 1436,480 1475,494 1514,507 1553,520 1591,533 1630,546 1669,558 1708,572 1747,585 1785,598 1824,611 1863,624 1902,636 1941,649 1979,663 2018,676 2057,689 2096,702 2135,714 2174,727 2212,740 2251,754 2290,767 2329,780 2368,792 2406,805 2445,819 2484,833 2523,846 2562,859 2601,871 2640,884 2678,897 2717,910 2756,924 2795,937 2834,949 2872,962 2911,975 2950,988 2989,1001 3028,1015 3066,1027 3105,1040 3144,1053 3183,1066 3222,1079 3260,1093 3299,1105 3338,1118 3377,1131 3416,1144 3454,1157 3493,1170 3532,1183 3571,1196 3610,1209 3649,1222 3688,1235 3726,1248 3765,1261 3804,1274 3843,1287 3882,1300 3920,1313 3959,1326 3998,1339 4037,1352 4076,1365 4115,1378 4153,1391 4192,1404 4231,1417 4270,1430 4309,1443 4347,1456 4386,1469 4425,1482 4464,1495 4503,1508 4541,1521 4580,1534 4619,1547 4658,1560 4697,1573 4736,1586 4775,1599 4813,1612 4852,1625 4891,1638 4930,1651 4969,1664 5007,1677 5046,1690 5085,1703 5124,1716 5163,1729 5201,1742 5240,1755 5279,1768 5318,1781 5357,1794 5395,1807 5434,1820 5473,1833 5512,1846 5551,1859 5589,1872 5628,1885 5667,1898 5706,1911 5745,1924 5783,1937 5823,1950 5861,1963 5900,1976 5939,1989 5978,2002 6017,2015 6055,2028 6094,2041 6133,2054 6172,2067 6211,2080 6250,2093 6288,2106 6327,2119 6366,2132 6405,2145 6444,2158 6482,2171 6521,2184 6560,2197 6599,2210 6638,2223 6676,2236 6715,2249 6754,2262 6793,2275 6832,2288 6870,2301 6910,2314 6948,2327 6987,2340 7026,2353 7065,2366 7104,2379 7142,2392 7181,2405 7220,2418 7259,2431 7299,2444 7337,2457 7376,2470 7415,2483 7454,2496 7493,2509 7531,2522 7570,2535 7609,2548 7648,2561 7687,2574 7725,2587 7764,2600">
          <text:p/>
        </draw:polyline>
        <draw:polyline draw:style-name="gr8" draw:text-style-name="P3" draw:layer="layout" svg:width="7.763cm" svg:height="2.599cm" svg:x="12.129cm" svg:y="3.637cm" svg:viewBox="0 0 7764 2600" draw:points="0,0 39,13 77,26 116,39 155,52 194,65 233,78 271,91 311,104 349,117 388,130 427,143 466,156 505,169 543,182 582,195 621,208 660,221 699,234 737,247 776,261 815,274 854,287 893,300 931,313 970,326 1009,339 1048,352 1087,365 1125,378 1164,391 1203,404 1242,417 1281,430 1319,443 1358,456 1397,469 1436,482 1475,495 1514,508 1553,521 1591,534 1630,547 1669,560 1708,572 1747,586 1785,599 1824,612 1863,625 1902,638 1941,650 1979,664 2018,677 2057,690 2096,703 2135,716 2174,728 2212,741 2251,755 2290,768 2329,781 2368,794 2406,807 2445,819 2484,832 2523,846 2562,859 2601,872 2640,885 2678,897 2717,910 2756,924 2795,937 2834,950 2872,963 2911,975 2950,988 2989,1001 3028,1015 3066,1028 3105,1041 3144,1053 3183,1066 3222,1079 3260,1092 3299,1106 3338,1119 3377,1131 3416,1144 3454,1157 3493,1170 3532,1184 3571,1197 3610,1209 3649,1222 3688,1235 3726,1248 3765,1261 3804,1275 3843,1287 3882,1300 3920,1313 3959,1326 3998,1339 4037,1352 4076,1365 4115,1378 4153,1391 4192,1404 4231,1417 4270,1430 4309,1443 4347,1456 4386,1469 4425,1482 4464,1495 4503,1508 4541,1521 4580,1534 4619,1547 4658,1560 4697,1573 4736,1586 4775,1599 4813,1612 4852,1625 4891,1638 4930,1651 4969,1664 5007,1677 5046,1690 5085,1703 5124,1716 5163,1729 5201,1742 5240,1755 5279,1768 5318,1781 5357,1794 5395,1807 5434,1820 5473,1833 5512,1846 5551,1859 5589,1872 5628,1885 5667,1898 5706,1911 5745,1924 5783,1937 5823,1950 5861,1963 5900,1976 5939,1989 5978,2002 6017,2015 6055,2028 6094,2041 6133,2054 6172,2067 6211,2080 6250,2093 6288,2106 6327,2119 6366,2132 6405,2145 6444,2158 6482,2171 6521,2184 6560,2197 6599,2210 6638,2223 6676,2236 6715,2249 6754,2262 6793,2275 6832,2288 6870,2301 6910,2314 6948,2327 6987,2340 7026,2353 7065,2366 7104,2379 7142,2392 7181,2405 7220,2418 7259,2431 7299,2444 7337,2457 7376,2470 7415,2483 7454,2496 7493,2509 7531,2522 7570,2535 7609,2548 7648,2561 7687,2574 7725,2587 7764,2600">
          <text:p/>
        </draw:polyline>
        <draw:polyline draw:style-name="gr9" draw:text-style-name="P3" draw:layer="layout" svg:width="7.763cm" svg:height="2.599cm" svg:x="12.129cm" svg:y="2.507cm" svg:viewBox="0 0 7764 2600" draw:points="0,0 39,13 77,26 116,39 155,52 194,65 233,78 271,91 311,104 349,117 388,130 427,143 466,156 505,169 543,182 582,195 621,208 660,221 699,234 737,247 776,260 815,273 854,286 893,299 931,312 970,325 1009,338 1048,351 1087,364 1125,377 1164,390 1203,403 1242,416 1281,429 1319,442 1358,455 1397,468 1436,481 1475,494 1514,507 1553,520 1591,533 1630,546 1669,559 1708,572 1747,585 1785,598 1824,611 1863,624 1902,637 1941,650 1979,663 2018,676 2057,689 2096,702 2135,715 2174,728 2212,741 2251,754 2290,767 2329,780 2368,793 2406,806 2445,819 2484,832 2523,845 2562,858 2601,871 2640,884 2678,897 2717,910 2756,923 2795,936 2834,949 2872,962 2911,975 2950,988 2989,1001 3028,1014 3066,1027 3105,1040 3144,1053 3183,1066 3222,1079 3260,1092 3299,1105 3338,1118 3377,1131 3416,1144 3454,1157 3493,1170 3532,1183 3571,1196 3610,1209 3649,1222 3688,1235 3726,1248 3765,1261 3804,1274 3843,1287 3882,1300 3920,1313 3959,1326 3998,1339 4037,1352 4076,1365 4115,1378 4153,1392 4192,1405 4231,1418 4270,1431 4309,1444 4347,1457 4386,1470 4425,1483 4464,1496 4503,1509 4541,1522 4580,1535 4619,1548 4658,1561 4697,1574 4736,1587 4775,1600 4813,1613 4852,1626 4891,1639 4930,1652 4969,1665 5007,1678 5046,1690 5085,1704 5124,1717 5163,1730 5201,1743 5240,1756 5279,1768 5318,1782 5357,1795 5395,1808 5434,1821 5473,1834 5512,1846 5551,1859 5589,1873 5628,1886 5667,1899 5706,1912 5745,1925 5783,1937 5823,1950 5861,1964 5900,1977 5939,1990 5978,2003 6017,2015 6055,2028 6094,2042 6133,2055 6172,2068 6211,2081 6250,2093 6288,2106 6327,2119 6366,2133 6405,2146 6444,2159 6482,2171 6521,2184 6560,2197 6599,2210 6638,2224 6676,2237 6715,2249 6754,2262 6793,2275 6832,2288 6870,2302 6910,2315 6948,2327 6987,2340 7026,2353 7065,2366 7104,2379 7142,2393 7181,2405 7220,2418 7259,2431 7299,2444 7337,2457 7376,2470 7415,2483 7454,2496 7493,2509 7531,2522 7570,2535 7609,2548 7648,2561 7687,2574 7725,2587 7764,2600">
          <text:p/>
        </draw:polyline>
        <draw:polyline draw:style-name="gr10" draw:text-style-name="P3" draw:layer="layout" svg:width="7.763cm" svg:height="2.599cm" svg:x="12.129cm" svg:y="3.051cm" svg:viewBox="0 0 7764 2600" draw:points="0,0 39,13 77,26 116,40 155,52 194,65 233,78 271,91 311,104 349,118 388,130 427,143 466,156 505,169 543,182 582,195 621,208 660,221 699,234 737,247 776,260 815,273 854,286 893,299 931,312 970,325 1009,338 1048,351 1087,364 1125,377 1164,390 1203,403 1242,416 1281,429 1319,442 1358,455 1397,468 1436,481 1475,494 1514,507 1553,520 1591,533 1630,546 1669,559 1708,572 1747,585 1785,598 1824,611 1863,624 1902,637 1941,650 1979,663 2018,676 2057,689 2096,702 2135,715 2174,728 2212,741 2251,754 2290,767 2329,780 2368,793 2406,806 2445,819 2484,832 2523,845 2562,859 2601,872 2640,885 2678,898 2717,911 2756,924 2795,937 2834,950 2872,963 2911,976 2950,989 2989,1002 3028,1015 3066,1028 3105,1041 3144,1054 3183,1067 3222,1080 3260,1093 3299,1106 3338,1119 3377,1132 3416,1145 3454,1158 3493,1171 3532,1184 3571,1197 3610,1210 3649,1223 3688,1236 3726,1249 3765,1262 3804,1275 3843,1288 3882,1301 3920,1314 3959,1327 3998,1340 4037,1353 4076,1366 4115,1379 4153,1392 4192,1405 4231,1418 4270,1431 4309,1444 4347,1457 4386,1470 4425,1483 4464,1496 4503,1509 4541,1522 4580,1535 4619,1548 4658,1561 4697,1574 4736,1587 4775,1600 4813,1613 4852,1626 4891,1639 4930,1652 4969,1665 5007,1678 5046,1691 5085,1704 5124,1717 5163,1730 5201,1743 5240,1756 5279,1769 5318,1782 5357,1795 5395,1808 5434,1821 5473,1834 5512,1847 5551,1860 5589,1873 5628,1886 5667,1899 5706,1912 5745,1925 5783,1938 5823,1950 5861,1964 5900,1977 5939,1990 5978,2003 6017,2016 6055,2028 6094,2041 6133,2055 6172,2068 6211,2081 6250,2094 6288,2106 6327,2119 6366,2133 6405,2146 6444,2159 6482,2172 6521,2184 6560,2197 6599,2210 6638,2224 6676,2237 6715,2250 6754,2262 6793,2275 6832,2288 6870,2301 6910,2315 6948,2328 6987,2341 7026,2353 7065,2366 7104,2379 7142,2393 7181,2406 7220,2419 7259,2431 7299,2444 7337,2457 7376,2470 7415,2484 7454,2497 7493,2509 7531,2522 7570,2535 7609,2548 7648,2561 7687,2575 7725,2587 7764,2600">
          <text:p/>
        </draw:polyline>
        <draw:polygon draw:style-name="gr2" draw:text-style-name="P2" draw:layer="layout" svg:width="8.54cm" svg:height="6.34cm" svg:x="11.741cm" svg:y="8.088cm" svg:viewBox="0 0 8541 6341" draw:points="0,6341 8541,6341 8541,0 0,0">
          <text:p/>
        </draw:polygon>
        <draw:line draw:style-name="gr3" draw:text-style-name="P3" draw:layer="layout" svg:x1="11.741cm" svg:y1="13.623cm" svg:x2="20.281cm" svg:y2="13.623cm">
          <text:p/>
        </draw:line>
        <draw:line draw:style-name="gr3" draw:text-style-name="P3" draw:layer="layout" svg:x1="11.741cm" svg:y1="11.931cm" svg:x2="20.281cm" svg:y2="11.931cm">
          <text:p/>
        </draw:line>
        <draw:line draw:style-name="gr3" draw:text-style-name="P3" draw:layer="layout" svg:x1="11.741cm" svg:y1="10.239cm" svg:x2="20.281cm" svg:y2="10.239cm">
          <text:p/>
        </draw:line>
        <draw:line draw:style-name="gr3" draw:text-style-name="P3" draw:layer="layout" svg:x1="11.741cm" svg:y1="8.546cm" svg:x2="20.281cm" svg:y2="8.546cm">
          <text:p/>
        </draw:line>
        <draw:line draw:style-name="gr3" draw:text-style-name="P3" draw:layer="layout" svg:x1="13.099cm" svg:y1="14.428cm" svg:x2="13.099cm" svg:y2="8.088cm">
          <text:p/>
        </draw:line>
        <draw:line draw:style-name="gr3" draw:text-style-name="P3" draw:layer="layout" svg:x1="15.04cm" svg:y1="14.428cm" svg:x2="15.04cm" svg:y2="8.088cm">
          <text:p/>
        </draw:line>
        <draw:line draw:style-name="gr3" draw:text-style-name="P3" draw:layer="layout" svg:x1="16.981cm" svg:y1="14.428cm" svg:x2="16.981cm" svg:y2="8.088cm">
          <text:p/>
        </draw:line>
        <draw:line draw:style-name="gr3" draw:text-style-name="P3" draw:layer="layout" svg:x1="18.922cm" svg:y1="14.428cm" svg:x2="18.922cm" svg:y2="8.088cm">
          <text:p/>
        </draw:line>
        <draw:line draw:style-name="gr4" draw:text-style-name="P3" draw:layer="layout" svg:x1="11.741cm" svg:y1="12.777cm" svg:x2="20.281cm" svg:y2="12.777cm">
          <text:p/>
        </draw:line>
        <draw:line draw:style-name="gr4" draw:text-style-name="P3" draw:layer="layout" svg:x1="11.741cm" svg:y1="11.084cm" svg:x2="20.281cm" svg:y2="11.084cm">
          <text:p/>
        </draw:line>
        <draw:line draw:style-name="gr4" draw:text-style-name="P3" draw:layer="layout" svg:x1="11.741cm" svg:y1="9.392cm" svg:x2="20.281cm" svg:y2="9.392cm">
          <text:p/>
        </draw:line>
        <draw:line draw:style-name="gr4" draw:text-style-name="P3" draw:layer="layout" svg:x1="12.129cm" svg:y1="14.428cm" svg:x2="12.129cm" svg:y2="8.088cm">
          <text:p/>
        </draw:line>
        <draw:line draw:style-name="gr4" draw:text-style-name="P3" draw:layer="layout" svg:x1="14.07cm" svg:y1="14.428cm" svg:x2="14.07cm" svg:y2="8.088cm">
          <text:p/>
        </draw:line>
        <draw:line draw:style-name="gr4" draw:text-style-name="P3" draw:layer="layout" svg:x1="16.011cm" svg:y1="14.428cm" svg:x2="16.011cm" svg:y2="8.088cm">
          <text:p/>
        </draw:line>
        <draw:line draw:style-name="gr4" draw:text-style-name="P3" draw:layer="layout" svg:x1="17.952cm" svg:y1="14.428cm" svg:x2="17.952cm" svg:y2="8.088cm">
          <text:p/>
        </draw:line>
        <draw:line draw:style-name="gr4" draw:text-style-name="P3" draw:layer="layout" svg:x1="19.892cm" svg:y1="14.428cm" svg:x2="19.892cm" svg:y2="8.088cm">
          <text:p/>
        </draw:line>
        <draw:polyline draw:style-name="gr5" draw:text-style-name="P3" draw:layer="layout" svg:width="7.763cm" svg:height="3.973cm" svg:x="12.129cm" svg:y="8.376cm" svg:viewBox="0 0 7764 3974" draw:points="0,0 39,20 77,40 116,60 155,80 194,99 233,119 271,139 311,159 349,179 388,199 427,219 466,238 505,258 543,278 582,298 621,318 660,338 699,358 737,378 776,397 815,417 854,437 893,457 931,477 970,497 1009,517 1048,536 1087,556 1125,576 1164,596 1203,616 1242,636 1281,656 1319,675 1358,695 1397,715 1436,735 1475,755 1514,775 1553,795 1591,814 1630,835 1669,854 1708,874 1747,894 1785,914 1824,934 1863,954 1902,974 1941,993 1979,1013 2018,1033 2057,1053 2096,1073 2135,1093 2174,1113 2212,1132 2251,1152 2290,1172 2329,1192 2368,1212 2406,1232 2445,1252 2484,1271 2523,1291 2562,1311 2601,1331 2640,1351 2678,1371 2717,1391 2756,1411 2795,1430 2834,1450 2872,1470 2911,1490 2950,1510 2989,1530 3028,1550 3066,1570 3105,1590 3144,1610 3183,1630 3222,1650 3260,1670 3299,1690 3338,1709 3377,1729 3416,1749 3454,1769 3493,1789 3532,1809 3571,1829 3610,1848 3649,1868 3688,1888 3726,1908 3765,1928 3804,1948 3843,1968 3882,1988 3920,2007 3959,2027 3998,2047 4037,2067 4076,2087 4115,2107 4153,2127 4192,2146 4231,2166 4270,2186 4309,2206 4347,2226 4386,2246 4425,2266 4464,2285 4503,2306 4541,2325 4580,2345 4619,2365 4658,2385 4697,2405 4736,2424 4775,2445 4813,2464 4852,2484 4891,2504 4930,2524 4969,2544 5007,2564 5046,2584 5085,2603 5124,2623 5163,2643 5201,2663 5240,2683 5279,2703 5318,2723 5357,2742 5395,2762 5434,2782 5473,2802 5512,2822 5551,2842 5589,2862 5628,2881 5667,2901 5706,2921 5745,2941 5783,2961 5823,2981 5861,3001 5900,3021 5939,3040 5978,3060 6017,3080 6055,3100 6094,3120 6133,3140 6172,3160 6211,3179 6250,3199 6288,3219 6327,3239 6366,3259 6405,3279 6444,3299 6482,3318 6521,3338 6560,3358 6599,3378 6638,3398 6676,3418 6715,3438 6754,3457 6793,3477 6832,3497 6870,3517 6910,3537 6948,3557 6987,3577 7026,3597 7065,3616 7104,3636 7142,3656 7181,3676 7220,3696 7259,3716 7299,3736 7337,3755 7376,3775 7415,3795 7454,3815 7493,3835 7531,3855 7570,3875 7609,3894 7648,3915 7687,3934 7725,3954 7764,3974">
          <text:p/>
        </draw:polyline>
        <draw:polyline draw:style-name="gr6" draw:text-style-name="P3" draw:layer="layout" svg:width="7.763cm" svg:height="3.973cm" svg:x="12.129cm" svg:y="10.167cm" svg:viewBox="0 0 7764 3974" draw:points="0,0 39,19 77,39 116,59 155,79 194,99 233,119 271,139 311,159 349,178 388,198 427,218 466,238 505,258 543,278 582,298 621,317 660,337 699,357 737,377 776,397 815,417 854,437 893,456 931,477 970,496 1009,516 1048,536 1087,556 1125,576 1164,595 1203,616 1242,635 1281,655 1319,675 1358,695 1397,715 1436,735 1475,755 1514,774 1553,794 1591,814 1630,834 1669,854 1708,874 1747,893 1785,913 1824,933 1863,953 1902,973 1941,993 1979,1013 2018,1032 2057,1053 2096,1072 2135,1092 2174,1112 2212,1132 2251,1152 2290,1171 2329,1192 2368,1211 2406,1231 2445,1251 2484,1271 2523,1291 2562,1311 2601,1331 2640,1350 2678,1370 2717,1390 2756,1410 2795,1430 2834,1450 2872,1470 2911,1489 2950,1509 2989,1529 3028,1549 3066,1569 3105,1589 3144,1609 3183,1628 3222,1648 3260,1668 3299,1688 3338,1708 3377,1728 3416,1748 3454,1768 3493,1787 3532,1807 3571,1827 3610,1847 3649,1867 3688,1887 3726,1907 3765,1926 3804,1946 3843,1966 3882,1986 3920,2006 3959,2026 3998,2046 4037,2065 4076,2086 4115,2105 4153,2125 4192,2145 4231,2165 4270,2185 4309,2204 4347,2225 4386,2244 4425,2264 4464,2284 4503,2304 4541,2324 4580,2344 4619,2364 4658,2383 4697,2403 4736,2423 4775,2443 4813,2463 4852,2483 4891,2503 4930,2522 4969,2542 5007,2562 5046,2582 5085,2602 5124,2622 5163,2642 5201,2662 5240,2681 5279,2701 5318,2721 5357,2741 5395,2761 5434,2781 5473,2801 5512,2820 5551,2840 5589,2860 5628,2880 5667,2900 5706,2920 5745,2940 5783,2959 5823,2979 5861,2999 5900,3019 5939,3039 5978,3059 6017,3079 6055,3098 6094,3118 6133,3138 6172,3158 6211,3178 6250,3198 6288,3218 6327,3237 6366,3257 6405,3277 6444,3297 6482,3317 6521,3337 6560,3357 6599,3377 6638,3396 6676,3416 6715,3436 6754,3456 6793,3476 6832,3496 6870,3516 6910,3535 6948,3555 6987,3575 7026,3595 7065,3615 7104,3635 7142,3655 7181,3674 7220,3695 7259,3714 7299,3734 7337,3755 7376,3775 7415,3795 7454,3814 7493,3835 7531,3854 7570,3874 7609,3894 7648,3914 7687,3934 7725,3954 7764,3974">
          <text:p/>
        </draw:polyline>
        <draw:polyline draw:style-name="gr7" draw:text-style-name="P3" draw:layer="layout" svg:width="7.763cm" svg:height="2.262cm" svg:x="12.129cm" svg:y="9.996cm" svg:viewBox="0 0 7764 2263" draw:points="0,0 39,11 77,23 116,34 155,45 194,57 233,68 271,80 311,91 349,102 388,113 427,125 466,136 505,147 543,159 582,170 621,182 660,193 699,205 737,216 776,227 815,239 854,250 893,261 931,272 970,284 1009,295 1048,307 1087,318 1125,329 1164,341 1203,352 1242,363 1281,374 1319,386 1358,397 1397,408 1436,420 1475,431 1514,442 1553,453 1591,465 1630,476 1669,487 1708,499 1747,510 1785,522 1824,533 1863,544 1902,555 1941,567 1979,578 2018,589 2057,601 2096,612 2135,623 2174,634 2212,646 2251,657 2290,668 2329,680 2368,691 2406,702 2445,714 2484,725 2523,736 2562,748 2601,759 2640,770 2678,782 2717,793 2756,804 2795,815 2834,827 2872,838 2911,849 2950,861 2989,872 3028,883 3066,894 3105,906 3144,917 3183,929 3222,940 3260,951 3299,962 3338,974 3377,985 3416,996 3454,1008 3493,1019 3532,1030 3571,1042 3610,1053 3649,1064 3688,1075 3726,1087 3765,1098 3804,1109 3843,1121 3882,1132 3920,1143 3959,1155 3998,1166 4037,1177 4076,1189 4115,1200 4153,1211 4192,1222 4231,1234 4270,1245 4309,1256 4347,1268 4386,1279 4425,1290 4464,1302 4503,1313 4541,1324 4580,1335 4619,1347 4658,1358 4697,1370 4736,1381 4775,1392 4813,1403 4852,1415 4891,1426 4930,1437 4969,1449 5007,1460 5046,1471 5085,1482 5124,1494 5163,1505 5201,1516 5240,1528 5279,1539 5318,1550 5357,1562 5395,1573 5434,1584 5473,1596 5512,1607 5551,1618 5589,1630 5628,1641 5667,1652 5706,1663 5745,1675 5783,1686 5823,1697 5861,1709 5900,1720 5939,1731 5978,1742 6017,1754 6055,1765 6094,1776 6133,1788 6172,1799 6211,1811 6250,1822 6288,1833 6327,1844 6366,1856 6405,1867 6444,1878 6482,1890 6521,1901 6560,1912 6599,1923 6638,1935 6676,1946 6715,1957 6754,1969 6793,1980 6832,1991 6870,2003 6910,2014 6948,2025 6987,2037 7026,2048 7065,2059 7104,2071 7142,2082 7181,2093 7220,2104 7259,2116 7299,2127 7337,2138 7376,2150 7415,2161 7454,2172 7493,2183 7531,2195 7570,2206 7609,2218 7648,2229 7687,2240 7725,2252 7764,2263">
          <text:p/>
        </draw:polyline>
        <draw:polyline draw:style-name="gr8" draw:text-style-name="P3" draw:layer="layout" svg:width="7.763cm" svg:height="2.262cm" svg:x="12.129cm" svg:y="11.758cm" svg:viewBox="0 0 7764 2263" draw:points="0,0 39,11 77,23 116,34 155,45 194,56 233,68 271,79 311,91 349,102 388,113 427,124 466,136 505,147 543,158 582,170 621,181 660,192 699,203 737,215 776,226 815,237 854,249 893,260 931,271 970,283 1009,294 1048,305 1087,317 1125,328 1164,339 1203,351 1242,362 1281,373 1319,384 1358,396 1397,407 1436,418 1475,430 1514,441 1553,452 1591,463 1630,475 1669,486 1708,498 1747,509 1785,520 1824,532 1863,543 1902,554 1941,565 1979,577 2018,588 2057,599 2096,611 2135,622 2174,633 2212,644 2251,656 2290,667 2329,679 2368,691 2406,702 2445,714 2484,725 2523,736 2562,747 2601,759 2640,770 2678,781 2717,793 2756,804 2795,815 2834,826 2872,838 2911,849 2950,860 2989,872 3028,883 3066,894 3105,905 3144,917 3183,928 3222,940 3260,951 3299,962 3338,974 3377,985 3416,996 3454,1007 3493,1019 3532,1030 3571,1041 3610,1053 3649,1064 3688,1075 3726,1086 3765,1098 3804,1109 3843,1120 3882,1132 3920,1143 3959,1155 3998,1166 4037,1177 4076,1188 4115,1200 4153,1211 4192,1222 4231,1234 4270,1245 4309,1256 4347,1267 4386,1279 4425,1290 4464,1301 4503,1313 4541,1324 4580,1335 4619,1346 4658,1358 4697,1369 4736,1381 4775,1392 4813,1403 4852,1415 4891,1426 4930,1437 4969,1448 5007,1460 5046,1471 5085,1482 5124,1494 5163,1505 5201,1516 5240,1527 5279,1539 5318,1550 5357,1561 5395,1573 5434,1584 5473,1595 5512,1607 5551,1618 5589,1629 5628,1641 5667,1652 5706,1663 5745,1675 5783,1686 5823,1697 5861,1708 5900,1720 5939,1731 5978,1742 6017,1754 6055,1765 6094,1776 6133,1788 6172,1799 6211,1810 6250,1822 6288,1833 6327,1844 6366,1855 6405,1867 6444,1878 6482,1889 6521,1901 6560,1912 6599,1923 6638,1935 6676,1946 6715,1957 6754,1968 6793,1980 6832,1991 6870,2003 6910,2014 6948,2025 6987,2036 7026,2048 7065,2059 7104,2070 7142,2082 7181,2093 7220,2104 7259,2115 7299,2127 7337,2138 7376,2149 7415,2161 7454,2172 7493,2183 7531,2195 7570,2206 7609,2217 7648,2229 7687,2240 7725,2251 7764,2263">
          <text:p/>
        </draw:polyline>
        <draw:polyline draw:style-name="gr9" draw:text-style-name="P3" draw:layer="layout" svg:width="7.763cm" svg:height="2.261cm" svg:x="12.129cm" svg:y="9.487cm" svg:viewBox="0 0 7764 2262" draw:points="0,0 39,11 77,22 116,34 155,45 194,56 233,67 271,79 311,90 349,102 388,113 427,124 466,136 505,147 543,158 582,169 621,181 660,192 699,203 737,215 776,226 815,237 854,248 893,260 931,271 970,282 1009,294 1048,305 1087,317 1125,328 1164,339 1203,350 1242,362 1281,373 1319,384 1358,396 1397,407 1436,418 1475,429 1514,441 1553,452 1591,463 1630,475 1669,486 1708,497 1747,508 1785,520 1824,531 1863,543 1902,554 1941,565 1979,577 2018,588 2057,599 2096,610 2135,622 2174,633 2212,644 2251,656 2290,667 2329,678 2368,690 2406,702 2445,713 2484,724 2523,736 2562,747 2601,759 2640,770 2678,781 2717,792 2756,804 2795,815 2834,826 2872,838 2911,849 2950,860 2989,871 3028,883 3066,894 3105,905 3144,917 3183,928 3222,939 3260,951 3299,962 3338,973 3377,985 3416,996 3454,1007 3493,1019 3532,1030 3571,1041 3610,1052 3649,1064 3688,1075 3726,1086 3765,1098 3804,1109 3843,1120 3882,1131 3920,1143 3959,1154 3998,1166 4037,1177 4076,1188 4115,1199 4153,1211 4192,1222 4231,1233 4270,1245 4309,1256 4347,1267 4386,1279 4425,1290 4464,1301 4503,1312 4541,1324 4580,1335 4619,1346 4658,1358 4697,1369 4736,1380 4775,1392 4813,1403 4852,1414 4891,1426 4930,1437 4969,1448 5007,1459 5046,1471 5085,1482 5124,1493 5163,1505 5201,1516 5240,1527 5279,1539 5318,1550 5357,1561 5395,1572 5434,1584 5473,1595 5512,1607 5551,1618 5589,1629 5628,1640 5667,1652 5706,1663 5745,1674 5783,1686 5823,1697 5861,1708 5900,1719 5939,1731 5978,1742 6017,1753 6055,1765 6094,1776 6133,1787 6172,1799 6211,1810 6250,1821 6288,1833 6327,1844 6366,1855 6405,1867 6444,1878 6482,1889 6521,1900 6560,1912 6599,1923 6638,1934 6676,1946 6715,1957 6754,1968 6793,1979 6832,1991 6870,2002 6910,2013 6948,2025 6987,2036 7026,2048 7065,2059 7104,2070 7142,2081 7181,2093 7220,2104 7259,2115 7299,2127 7337,2138 7376,2149 7415,2160 7454,2172 7493,2183 7531,2194 7570,2206 7609,2217 7648,2228 7687,2240 7725,2251 7764,2262">
          <text:p/>
        </draw:polyline>
        <draw:polyline draw:style-name="gr10" draw:text-style-name="P3" draw:layer="layout" svg:width="7.763cm" svg:height="2.261cm" svg:x="12.129cm" svg:y="11.249cm" svg:viewBox="0 0 7764 2262" draw:points="0,0 39,11 77,22 116,33 155,45 194,56 233,67 271,79 311,90 349,101 388,113 427,124 466,135 505,147 543,158 582,169 621,181 660,192 699,203 737,214 776,226 815,237 854,248 893,260 931,271 970,282 1009,293 1048,305 1087,316 1125,328 1164,339 1203,350 1242,361 1281,373 1319,384 1358,395 1397,407 1436,418 1475,429 1514,440 1553,452 1591,463 1630,474 1669,486 1708,497 1747,508 1785,520 1824,531 1863,542 1902,554 1941,565 1979,576 2018,588 2057,599 2096,610 2135,621 2174,633 2212,644 2251,655 2290,667 2329,678 2368,689 2406,700 2445,712 2484,723 2523,735 2562,746 2601,757 2640,769 2678,780 2717,791 2756,802 2795,814 2834,825 2872,836 2911,848 2950,859 2989,870 3028,881 3066,893 3105,904 3144,915 3183,927 3222,938 3260,950 3299,961 3338,972 3377,983 3416,995 3454,1006 3493,1017 3532,1029 3571,1040 3610,1051 3649,1062 3688,1074 3726,1085 3765,1096 3804,1108 3843,1119 3882,1130 3920,1141 3959,1153 3998,1164 4037,1176 4076,1188 4115,1199 4153,1211 4192,1222 4231,1233 4270,1244 4309,1256 4347,1267 4386,1278 4425,1290 4464,1301 4503,1312 4541,1323 4580,1335 4619,1346 4658,1357 4697,1369 4736,1380 4775,1392 4813,1403 4852,1414 4891,1425 4930,1437 4969,1448 5007,1459 5046,1471 5085,1482 5124,1493 5163,1504 5201,1516 5240,1527 5279,1538 5318,1550 5357,1561 5395,1572 5434,1583 5473,1595 5512,1606 5551,1618 5589,1629 5628,1640 5667,1652 5706,1663 5745,1674 5783,1685 5823,1697 5861,1708 5900,1719 5939,1731 5978,1742 6017,1753 6055,1764 6094,1776 6133,1787 6172,1798 6211,1810 6250,1821 6288,1833 6327,1844 6366,1855 6405,1866 6444,1878 6482,1889 6521,1900 6560,1912 6599,1923 6638,1934 6676,1945 6715,1957 6754,1968 6793,1979 6832,1991 6870,2002 6910,2013 6948,2025 6987,2036 7026,2047 7065,2059 7104,2070 7142,2081 7181,2092 7220,2104 7259,2115 7299,2126 7337,2138 7376,2149 7415,2160 7454,2172 7493,2183 7531,2194 7570,2205 7609,2217 7648,2228 7687,2240 7725,2251 7764,2262">
          <text:p/>
        </draw:polyline>
        <draw:polygon draw:style-name="gr2" draw:text-style-name="P2" draw:layer="layout" svg:width="8.54cm" svg:height="6.339cm" svg:x="21.746cm" svg:y="0.874cm" svg:viewBox="0 0 8541 6340" draw:points="0,6340 8541,6340 8541,0 0,0">
          <text:p/>
        </draw:polygon>
        <draw:line draw:style-name="gr3" draw:text-style-name="P3" draw:layer="layout" svg:x1="21.746cm" svg:y1="5.927cm" svg:x2="30.286cm" svg:y2="5.927cm">
          <text:p/>
        </draw:line>
        <draw:line draw:style-name="gr3" draw:text-style-name="P3" draw:layer="layout" svg:x1="21.746cm" svg:y1="4.014cm" svg:x2="30.286cm" svg:y2="4.014cm">
          <text:p/>
        </draw:line>
        <draw:line draw:style-name="gr3" draw:text-style-name="P3" draw:layer="layout" svg:x1="21.746cm" svg:y1="2.101cm" svg:x2="30.286cm" svg:y2="2.101cm">
          <text:p/>
        </draw:line>
        <draw:line draw:style-name="gr3" draw:text-style-name="P3" draw:layer="layout" svg:x1="23.105cm" svg:y1="7.213cm" svg:x2="23.105cm" svg:y2="0.874cm">
          <text:p/>
        </draw:line>
        <draw:line draw:style-name="gr3" draw:text-style-name="P3" draw:layer="layout" svg:x1="25.046cm" svg:y1="7.213cm" svg:x2="25.046cm" svg:y2="0.874cm">
          <text:p/>
        </draw:line>
        <draw:line draw:style-name="gr3" draw:text-style-name="P3" draw:layer="layout" svg:x1="26.987cm" svg:y1="7.213cm" svg:x2="26.987cm" svg:y2="0.874cm">
          <text:p/>
        </draw:line>
        <draw:line draw:style-name="gr3" draw:text-style-name="P3" draw:layer="layout" svg:x1="28.928cm" svg:y1="7.213cm" svg:x2="28.928cm" svg:y2="0.874cm">
          <text:p/>
        </draw:line>
        <draw:line draw:style-name="gr4" draw:text-style-name="P3" draw:layer="layout" svg:x1="21.746cm" svg:y1="6.884cm" svg:x2="30.286cm" svg:y2="6.884cm">
          <text:p/>
        </draw:line>
        <draw:line draw:style-name="gr4" draw:text-style-name="P3" draw:layer="layout" svg:x1="21.746cm" svg:y1="4.97cm" svg:x2="30.286cm" svg:y2="4.97cm">
          <text:p/>
        </draw:line>
        <draw:line draw:style-name="gr4" draw:text-style-name="P3" draw:layer="layout" svg:x1="21.746cm" svg:y1="3.058cm" svg:x2="30.286cm" svg:y2="3.058cm">
          <text:p/>
        </draw:line>
        <draw:line draw:style-name="gr4" draw:text-style-name="P3" draw:layer="layout" svg:x1="21.746cm" svg:y1="1.145cm" svg:x2="30.286cm" svg:y2="1.145cm">
          <text:p/>
        </draw:line>
        <draw:line draw:style-name="gr4" draw:text-style-name="P3" draw:layer="layout" svg:x1="22.135cm" svg:y1="7.213cm" svg:x2="22.135cm" svg:y2="0.874cm">
          <text:p/>
        </draw:line>
        <draw:line draw:style-name="gr4" draw:text-style-name="P3" draw:layer="layout" svg:x1="24.075cm" svg:y1="7.213cm" svg:x2="24.075cm" svg:y2="0.874cm">
          <text:p/>
        </draw:line>
        <draw:line draw:style-name="gr4" draw:text-style-name="P3" draw:layer="layout" svg:x1="26.016cm" svg:y1="7.213cm" svg:x2="26.016cm" svg:y2="0.874cm">
          <text:p/>
        </draw:line>
        <draw:line draw:style-name="gr4" draw:text-style-name="P3" draw:layer="layout" svg:x1="27.957cm" svg:y1="7.213cm" svg:x2="27.957cm" svg:y2="0.874cm">
          <text:p/>
        </draw:line>
        <draw:line draw:style-name="gr4" draw:text-style-name="P3" draw:layer="layout" svg:x1="29.898cm" svg:y1="7.213cm" svg:x2="29.898cm" svg:y2="0.874cm">
          <text:p/>
        </draw:line>
        <draw:polyline draw:style-name="gr5" draw:text-style-name="P3" draw:layer="layout" svg:width="7.763cm" svg:height="4.491cm" svg:x="22.135cm" svg:y="1.162cm" svg:viewBox="0 0 7764 4492" draw:points="0,0 38,22 77,45 116,67 155,90 194,112 232,135 271,157 310,180 349,202 388,225 426,247 465,269 504,292 543,314 582,337 620,359 659,382 698,404 737,427 776,449 814,472 853,494 892,516 931,539 970,562 1009,584 1048,606 1086,629 1125,651 1164,674 1203,696 1242,719 1280,741 1319,763 1358,786 1397,808 1436,831 1475,853 1513,876 1552,898 1591,921 1630,943 1669,965 1707,988 1746,1011 1785,1033 1824,1055 1863,1078 1901,1101 1940,1124 1979,1146 2018,1169 2057,1191 2096,1213 2135,1236 2173,1259 2212,1281 2251,1303 2290,1326 2329,1348 2367,1371 2406,1393 2445,1416 2484,1438 2523,1461 2561,1483 2600,1506 2639,1528 2678,1550 2717,1573 2755,1595 2794,1618 2833,1640 2872,1663 2911,1685 2949,1708 2988,1730 3027,1752 3066,1775 3105,1797 3144,1820 3183,1842 3221,1865 3260,1887 3299,1910 3338,1932 3377,1955 3415,1977 3454,1999 3493,2022 3532,2045 3571,2067 3610,2089 3648,2112 3687,2134 3726,2157 3765,2179 3804,2202 3842,2224 3881,2246 3920,2269 3959,2291 3998,2314 4036,2336 4075,2359 4114,2381 4153,2404 4192,2426 4231,2448 4270,2471 4308,2494 4347,2516 4386,2538 4425,2561 4464,2583 4502,2606 4541,2628 4580,2651 4619,2673 4658,2695 4696,2718 4735,2741 4774,2763 4813,2785 4852,2808 4890,2830 4929,2853 4968,2875 5007,2898 5047,2920 5085,2943 5124,2965 5163,2988 5202,3010 5241,3032 5280,3055 5318,3077 5357,3100 5396,3122 5435,3145 5474,3167 5513,3190 5552,3212 5590,3234 5629,3257 5668,3279 5707,3302 5746,3324 5784,3347 5823,3369 5862,3392 5901,3414 5940,3437 5978,3459 6017,3481 6056,3504 6095,3527 6134,3549 6172,3571 6211,3594 6250,3616 6289,3639 6328,3661 6366,3684 6405,3706 6444,3728 6483,3751 6522,3774 6561,3796 6600,3818 6638,3841 6677,3863 6716,3886 6755,3908 6794,3930 6832,3953 6871,3976 6910,3998 6949,4020 6988,4043 7026,4065 7065,4088 7104,4110 7143,4133 7182,4155 7220,4177 7259,4200 7298,4223 7337,4245 7376,4267 7415,4290 7453,4312 7492,4335 7531,4357 7570,4380 7609,4402 7648,4425 7687,4447 7725,4470 7764,4492">
          <text:p/>
        </draw:polyline>
        <draw:polyline draw:style-name="gr6" draw:text-style-name="P3" draw:layer="layout" svg:width="7.763cm" svg:height="4.492cm" svg:x="22.135cm" svg:y="2.434cm" svg:viewBox="0 0 7764 4493" draw:points="0,0 38,23 77,46 116,68 155,90 194,113 232,135 271,158 310,180 349,203 388,225 426,247 465,270 504,292 543,315 582,337 620,360 659,382 698,405 737,427 776,449 814,472 853,495 892,517 931,539 970,562 1009,584 1048,607 1086,629 1125,652 1164,674 1203,696 1242,719 1280,742 1319,764 1358,786 1397,809 1436,831 1475,854 1513,876 1552,899 1591,921 1630,944 1669,966 1707,989 1746,1011 1785,1033 1824,1056 1863,1078 1901,1101 1940,1123 1979,1145 2018,1168 2057,1191 2096,1213 2135,1235 2173,1258 2212,1280 2251,1303 2290,1325 2329,1348 2367,1370 2406,1393 2445,1415 2484,1438 2523,1460 2561,1482 2600,1505 2639,1528 2678,1550 2717,1572 2755,1595 2794,1617 2833,1640 2872,1662 2911,1685 2949,1707 2988,1729 3027,1752 3066,1774 3105,1797 3144,1819 3183,1842 3221,1864 3260,1887 3299,1909 3338,1931 3377,1954 3415,1977 3454,1999 3493,2021 3532,2044 3571,2066 3610,2089 3648,2111 3687,2134 3726,2156 3765,2178 3804,2201 3842,2224 3881,2246 3920,2268 3959,2291 3998,2313 4036,2336 4075,2358 4114,2381 4153,2403 4192,2426 4231,2448 4270,2471 4308,2493 4347,2515 4386,2538 4425,2560 4464,2583 4502,2605 4541,2628 4580,2650 4619,2673 4658,2695 4696,2717 4735,2740 4774,2762 4813,2785 4852,2807 4890,2830 4929,2852 4968,2875 5007,2897 5047,2920 5085,2942 5124,2964 5163,2987 5202,3010 5241,3032 5280,3054 5318,3077 5357,3099 5396,3122 5435,3144 5474,3167 5513,3189 5552,3211 5590,3234 5629,3257 5668,3279 5707,3301 5746,3324 5784,3346 5823,3369 5862,3391 5901,3413 5940,3436 5978,3459 6017,3481 6056,3503 6095,3526 6134,3548 6172,3571 6211,3593 6250,3616 6289,3638 6328,3660 6366,3683 6405,3706 6444,3728 6483,3750 6522,3773 6561,3795 6600,3818 6638,3840 6677,3863 6716,3885 6755,3908 6794,3930 6832,3953 6871,3975 6910,3997 6949,4020 6988,4042 7026,4065 7065,4087 7104,4110 7143,4132 7182,4155 7220,4177 7259,4199 7298,4222 7337,4244 7376,4267 7415,4289 7453,4313 7492,4335 7531,4358 7570,4380 7609,4403 7648,4425 7687,4447 7725,4470 7764,4493">
          <text:p/>
        </draw:polyline>
        <draw:polyline draw:style-name="gr7" draw:text-style-name="P3" draw:layer="layout" svg:width="7.763cm" svg:height="2.556cm" svg:x="22.135cm" svg:y="2.815cm" svg:viewBox="0 0 7764 2557" draw:points="0,0 38,13 77,25 116,38 155,51 194,64 232,77 271,89 310,102 349,115 388,128 426,140 465,153 504,166 543,179 582,192 620,204 659,217 698,230 737,243 776,255 814,268 853,281 892,294 931,307 970,319 1009,332 1048,345 1086,358 1125,370 1164,383 1203,396 1242,409 1280,422 1319,434 1358,447 1397,460 1436,473 1475,485 1513,498 1552,511 1591,524 1630,537 1669,549 1707,562 1746,575 1785,588 1824,600 1863,613 1901,626 1940,639 1979,652 2018,664 2057,677 2096,690 2135,703 2173,715 2212,729 2251,741 2290,754 2329,767 2367,779 2406,792 2445,805 2484,818 2523,830 2561,844 2600,856 2639,869 2678,882 2717,895 2755,907 2794,920 2833,933 2872,945 2911,959 2949,971 2988,984 3027,997 3066,1010 3105,1023 3144,1036 3183,1049 3221,1062 3260,1075 3299,1087 3338,1100 3377,1113 3415,1126 3454,1138 3493,1151 3532,1164 3571,1177 3610,1190 3648,1202 3687,1215 3726,1228 3765,1241 3804,1253 3842,1266 3881,1279 3920,1292 3959,1305 3998,1317 4036,1330 4075,1343 4114,1356 4153,1368 4192,1381 4231,1394 4270,1407 4308,1420 4347,1432 4386,1445 4425,1458 4464,1471 4502,1483 4541,1496 4580,1509 4619,1522 4658,1535 4696,1547 4735,1560 4774,1573 4813,1586 4852,1598 4890,1611 4929,1624 4968,1637 5007,1650 5047,1662 5085,1675 5124,1688 5163,1701 5202,1713 5241,1726 5280,1739 5318,1752 5357,1765 5396,1778 5435,1790 5474,1803 5513,1816 5552,1829 5590,1841 5629,1854 5668,1867 5707,1880 5746,1893 5784,1905 5823,1918 5862,1931 5901,1944 5940,1956 5978,1969 6017,1982 6056,1995 6095,2008 6134,2020 6172,2033 6211,2046 6250,2059 6289,2071 6328,2084 6366,2097 6405,2110 6444,2123 6483,2135 6522,2148 6561,2161 6600,2174 6638,2186 6677,2199 6716,2212 6755,2225 6794,2238 6832,2250 6871,2263 6910,2276 6949,2289 6988,2301 7026,2314 7065,2327 7104,2340 7143,2353 7182,2365 7220,2378 7259,2391 7298,2404 7337,2416 7376,2429 7415,2442 7453,2455 7492,2468 7531,2480 7570,2493 7609,2506 7648,2519 7687,2531 7725,2545 7764,2557">
          <text:p/>
        </draw:polyline>
        <draw:polyline draw:style-name="gr8" draw:text-style-name="P3" draw:layer="layout" svg:width="7.763cm" svg:height="2.556cm" svg:x="22.135cm" svg:y="3.549cm" svg:viewBox="0 0 7764 2557" draw:points="0,0 38,12 77,25 116,38 155,51 194,64 232,76 271,89 310,102 349,115 388,128 426,140 465,153 504,166 543,179 582,191 620,204 659,217 698,230 737,243 776,256 814,268 853,281 892,295 931,307 970,320 1009,333 1048,346 1086,359 1125,372 1164,384 1203,397 1242,410 1280,423 1319,435 1358,448 1397,461 1436,474 1475,487 1513,499 1552,512 1591,525 1630,538 1669,550 1707,563 1746,576 1785,589 1824,602 1863,614 1901,627 1940,640 1979,653 2018,665 2057,678 2096,691 2135,704 2173,717 2212,729 2251,742 2290,755 2329,768 2367,780 2406,793 2445,806 2484,819 2523,832 2561,844 2600,857 2639,870 2678,883 2717,895 2755,908 2794,921 2833,934 2872,947 2911,959 2949,972 2988,985 3027,998 3066,1010 3105,1023 3144,1036 3183,1049 3221,1062 3260,1074 3299,1087 3338,1100 3377,1113 3415,1125 3454,1139 3493,1151 3532,1164 3571,1177 3610,1189 3648,1202 3687,1215 3726,1228 3765,1240 3804,1254 3842,1266 3881,1279 3920,1292 3959,1305 3998,1317 4036,1330 4075,1343 4114,1355 4153,1369 4192,1381 4231,1394 4270,1407 4308,1420 4347,1432 4386,1445 4425,1458 4464,1471 4502,1484 4541,1496 4580,1509 4619,1522 4658,1535 4696,1547 4735,1560 4774,1573 4813,1586 4852,1599 4890,1611 4929,1624 4968,1637 5007,1650 5047,1662 5085,1675 5124,1688 5163,1701 5202,1714 5241,1726 5280,1739 5318,1752 5357,1765 5396,1777 5435,1790 5474,1803 5513,1816 5552,1829 5590,1841 5629,1854 5668,1867 5707,1880 5746,1892 5784,1905 5823,1918 5862,1931 5901,1944 5940,1956 5978,1969 6017,1982 6056,1995 6095,2007 6134,2020 6172,2033 6211,2046 6250,2059 6289,2071 6328,2084 6366,2097 6405,2110 6444,2122 6483,2135 6522,2148 6561,2161 6600,2174 6638,2187 6677,2199 6716,2212 6755,2225 6794,2238 6832,2250 6871,2263 6910,2276 6949,2289 6988,2302 7026,2314 7065,2327 7104,2340 7143,2353 7182,2365 7220,2378 7259,2391 7298,2404 7337,2417 7376,2429 7415,2442 7453,2455 7492,2468 7531,2480 7570,2493 7609,2506 7648,2519 7687,2532 7725,2544 7764,2557">
          <text:p/>
        </draw:polyline>
        <draw:polyline draw:style-name="gr9" draw:text-style-name="P3" draw:layer="layout" svg:width="7.763cm" svg:height="2.556cm" svg:x="22.135cm" svg:y="2.239cm" svg:viewBox="0 0 7764 2557" draw:points="0,0 38,13 77,25 116,38 155,51 194,64 232,76 271,89 310,102 349,115 388,128 426,140 465,153 504,166 543,179 582,191 620,205 659,217 698,230 737,243 776,256 814,268 853,281 892,294 931,306 970,320 1009,332 1048,345 1086,358 1125,371 1164,383 1203,396 1242,409 1280,422 1319,435 1358,447 1397,460 1436,473 1475,486 1513,498 1552,511 1591,524 1630,537 1669,550 1707,562 1746,575 1785,588 1824,601 1863,613 1901,626 1940,639 1979,652 2018,665 2057,677 2096,690 2135,703 2173,716 2212,728 2251,741 2290,754 2329,767 2367,780 2406,792 2445,805 2484,818 2523,831 2561,843 2600,856 2639,869 2678,882 2717,895 2755,907 2794,920 2833,933 2872,946 2911,958 2949,971 2988,984 3027,997 3066,1010 3105,1022 3144,1035 3183,1048 3221,1061 3260,1073 3299,1086 3338,1099 3377,1112 3415,1125 3454,1138 3493,1150 3532,1163 3571,1176 3610,1188 3648,1201 3687,1214 3726,1227 3765,1240 3804,1253 3842,1265 3881,1278 3920,1291 3959,1304 3998,1317 4036,1329 4075,1342 4114,1355 4153,1368 4192,1380 4231,1393 4270,1406 4308,1419 4347,1432 4386,1444 4425,1457 4464,1470 4502,1483 4541,1495 4580,1508 4619,1521 4658,1534 4696,1547 4735,1559 4774,1572 4813,1585 4852,1599 4890,1611 4929,1624 4968,1637 5007,1650 5047,1663 5085,1675 5124,1688 5163,1701 5202,1714 5241,1726 5280,1739 5318,1752 5357,1765 5396,1778 5435,1790 5474,1803 5513,1816 5552,1829 5590,1841 5629,1854 5668,1867 5707,1880 5746,1893 5784,1905 5823,1918 5862,1931 5901,1944 5940,1956 5978,1969 6017,1982 6056,1995 6095,2008 6134,2021 6172,2033 6211,2046 6250,2059 6289,2071 6328,2084 6366,2097 6405,2110 6444,2123 6483,2136 6522,2148 6561,2161 6600,2174 6638,2187 6677,2199 6716,2212 6755,2225 6794,2238 6832,2251 6871,2263 6910,2276 6949,2289 6988,2302 7026,2314 7065,2327 7104,2340 7143,2353 7182,2366 7220,2378 7259,2391 7298,2404 7337,2417 7376,2429 7415,2442 7453,2455 7492,2468 7531,2481 7570,2493 7609,2506 7648,2519 7687,2532 7725,2544 7764,2557">
          <text:p/>
        </draw:polyline>
        <draw:polyline draw:style-name="gr10" draw:text-style-name="P3" draw:layer="layout" svg:width="7.763cm" svg:height="2.556cm" svg:x="22.135cm" svg:y="2.973cm" svg:viewBox="0 0 7764 2557" draw:points="0,0 38,13 77,25 116,38 155,51 194,64 232,77 271,89 310,102 349,115 388,128 426,140 465,153 504,166 543,179 582,192 620,204 659,217 698,230 737,243 776,255 814,268 853,281 892,294 931,307 970,319 1009,332 1048,345 1086,358 1125,370 1164,383 1203,396 1242,409 1280,422 1319,434 1358,447 1397,460 1436,473 1475,485 1513,498 1552,511 1591,524 1630,537 1669,549 1707,562 1746,575 1785,588 1824,600 1863,614 1901,626 1940,639 1979,652 2018,665 2057,677 2096,690 2135,703 2173,715 2212,729 2251,741 2290,754 2329,767 2367,780 2406,792 2445,805 2484,818 2523,831 2561,844 2600,856 2639,870 2678,883 2717,896 2755,908 2794,921 2833,934 2872,947 2911,960 2949,972 2988,985 3027,998 3066,1011 3105,1023 3144,1036 3183,1049 3221,1062 3260,1075 3299,1087 3338,1100 3377,1113 3415,1126 3454,1138 3493,1151 3532,1164 3571,1177 3610,1190 3648,1202 3687,1215 3726,1228 3765,1241 3804,1253 3842,1266 3881,1279 3920,1292 3959,1305 3998,1317 4036,1330 4075,1343 4114,1356 4153,1368 4192,1381 4231,1394 4270,1407 4308,1420 4347,1432 4386,1445 4425,1458 4464,1471 4502,1483 4541,1496 4580,1509 4619,1522 4658,1535 4696,1548 4735,1560 4774,1573 4813,1586 4852,1598 4890,1611 4929,1624 4968,1637 5007,1650 5047,1663 5085,1675 5124,1688 5163,1701 5202,1714 5241,1727 5280,1739 5318,1752 5357,1765 5396,1778 5435,1790 5474,1803 5513,1816 5552,1829 5590,1842 5629,1854 5668,1867 5707,1880 5746,1893 5784,1905 5823,1918 5862,1931 5901,1944 5940,1957 5978,1969 6017,1982 6056,1995 6095,2008 6134,2020 6172,2033 6211,2046 6250,2059 6289,2072 6328,2084 6366,2097 6405,2110 6444,2123 6483,2135 6522,2148 6561,2161 6600,2174 6638,2187 6677,2199 6716,2212 6755,2225 6794,2238 6832,2250 6871,2263 6910,2276 6949,2289 6988,2302 7026,2314 7065,2327 7104,2340 7143,2353 7182,2365 7220,2378 7259,2391 7298,2404 7337,2417 7376,2430 7415,2442 7453,2455 7492,2468 7531,2480 7570,2493 7609,2506 7648,2519 7687,2532 7725,2545 7764,2557">
          <text:p/>
        </draw:polyline>
        <draw:polygon draw:style-name="gr2" draw:text-style-name="P2" draw:layer="layout" svg:width="8.54cm" svg:height="6.34cm" svg:x="21.746cm" svg:y="8.088cm" svg:viewBox="0 0 8541 6341" draw:points="0,6341 8541,6341 8541,0 0,0">
          <text:p/>
        </draw:polygon>
        <draw:line draw:style-name="gr3" draw:text-style-name="P3" draw:layer="layout" svg:x1="21.746cm" svg:y1="13.837cm" svg:x2="30.286cm" svg:y2="13.837cm">
          <text:p/>
        </draw:line>
        <draw:line draw:style-name="gr3" draw:text-style-name="P3" draw:layer="layout" svg:x1="21.746cm" svg:y1="12.141cm" svg:x2="30.286cm" svg:y2="12.141cm">
          <text:p/>
        </draw:line>
        <draw:line draw:style-name="gr3" draw:text-style-name="P3" draw:layer="layout" svg:x1="21.746cm" svg:y1="10.445cm" svg:x2="30.286cm" svg:y2="10.445cm">
          <text:p/>
        </draw:line>
        <draw:line draw:style-name="gr3" draw:text-style-name="P3" draw:layer="layout" svg:x1="21.746cm" svg:y1="8.749cm" svg:x2="30.286cm" svg:y2="8.749cm">
          <text:p/>
        </draw:line>
        <draw:line draw:style-name="gr3" draw:text-style-name="P3" draw:layer="layout" svg:x1="23.105cm" svg:y1="14.428cm" svg:x2="23.105cm" svg:y2="8.088cm">
          <text:p/>
        </draw:line>
        <draw:line draw:style-name="gr3" draw:text-style-name="P3" draw:layer="layout" svg:x1="25.046cm" svg:y1="14.428cm" svg:x2="25.046cm" svg:y2="8.088cm">
          <text:p/>
        </draw:line>
        <draw:line draw:style-name="gr3" draw:text-style-name="P3" draw:layer="layout" svg:x1="26.987cm" svg:y1="14.428cm" svg:x2="26.987cm" svg:y2="8.088cm">
          <text:p/>
        </draw:line>
        <draw:line draw:style-name="gr3" draw:text-style-name="P3" draw:layer="layout" svg:x1="28.928cm" svg:y1="14.428cm" svg:x2="28.928cm" svg:y2="8.088cm">
          <text:p/>
        </draw:line>
        <draw:line draw:style-name="gr4" draw:text-style-name="P3" draw:layer="layout" svg:x1="21.746cm" svg:y1="12.989cm" svg:x2="30.286cm" svg:y2="12.989cm">
          <text:p/>
        </draw:line>
        <draw:line draw:style-name="gr4" draw:text-style-name="P3" draw:layer="layout" svg:x1="21.746cm" svg:y1="11.293cm" svg:x2="30.286cm" svg:y2="11.293cm">
          <text:p/>
        </draw:line>
        <draw:line draw:style-name="gr4" draw:text-style-name="P3" draw:layer="layout" svg:x1="21.746cm" svg:y1="9.597cm" svg:x2="30.286cm" svg:y2="9.597cm">
          <text:p/>
        </draw:line>
        <draw:line draw:style-name="gr4" draw:text-style-name="P3" draw:layer="layout" svg:x1="22.135cm" svg:y1="14.428cm" svg:x2="22.135cm" svg:y2="8.088cm">
          <text:p/>
        </draw:line>
        <draw:line draw:style-name="gr4" draw:text-style-name="P3" draw:layer="layout" svg:x1="24.075cm" svg:y1="14.428cm" svg:x2="24.075cm" svg:y2="8.088cm">
          <text:p/>
        </draw:line>
        <draw:line draw:style-name="gr4" draw:text-style-name="P3" draw:layer="layout" svg:x1="26.016cm" svg:y1="14.428cm" svg:x2="26.016cm" svg:y2="8.088cm">
          <text:p/>
        </draw:line>
        <draw:line draw:style-name="gr4" draw:text-style-name="P3" draw:layer="layout" svg:x1="27.957cm" svg:y1="14.428cm" svg:x2="27.957cm" svg:y2="8.088cm">
          <text:p/>
        </draw:line>
        <draw:line draw:style-name="gr4" draw:text-style-name="P3" draw:layer="layout" svg:x1="29.898cm" svg:y1="14.428cm" svg:x2="29.898cm" svg:y2="8.088cm">
          <text:p/>
        </draw:line>
        <draw:polyline draw:style-name="gr5" draw:text-style-name="P3" draw:layer="layout" svg:width="7.763cm" svg:height="3.982cm" svg:x="22.135cm" svg:y="8.376cm" svg:viewBox="0 0 7764 3983" draw:points="0,0 38,20 77,40 116,60 155,80 194,100 232,119 271,140 310,159 349,179 388,199 426,219 465,239 504,259 543,279 582,299 620,319 659,339 698,358 737,378 776,398 814,418 853,438 892,458 931,478 970,498 1009,518 1048,537 1086,558 1125,577 1164,597 1203,617 1242,637 1280,657 1319,677 1358,697 1397,717 1436,737 1475,757 1513,777 1552,796 1591,816 1630,836 1669,856 1707,876 1746,896 1785,916 1824,936 1863,956 1901,976 1940,995 1979,1016 2018,1035 2057,1055 2096,1075 2135,1095 2173,1115 2212,1135 2251,1155 2290,1175 2329,1195 2367,1214 2406,1234 2445,1254 2484,1274 2523,1294 2561,1314 2600,1334 2639,1354 2678,1374 2717,1394 2755,1413 2794,1434 2833,1453 2872,1473 2911,1493 2949,1513 2988,1533 3027,1553 3066,1573 3105,1594 3144,1614 3183,1634 3221,1654 3260,1673 3299,1693 3338,1713 3377,1733 3415,1753 3454,1773 3493,1793 3532,1813 3571,1832 3610,1853 3648,1872 3687,1892 3726,1912 3765,1932 3804,1952 3842,1972 3881,1992 3920,2012 3959,2032 3998,2052 4036,2072 4075,2091 4114,2111 4153,2131 4192,2151 4231,2171 4270,2191 4308,2211 4347,2231 4386,2251 4425,2271 4464,2290 4502,2310 4541,2330 4580,2350 4619,2370 4658,2390 4696,2410 4735,2430 4774,2450 4813,2470 4852,2490 4890,2509 4929,2530 4968,2549 5007,2569 5047,2589 5085,2609 5124,2629 5163,2649 5202,2669 5241,2689 5280,2708 5318,2729 5357,2748 5396,2768 5435,2788 5474,2808 5513,2828 5552,2848 5590,2868 5629,2888 5668,2908 5707,2928 5746,2948 5784,2967 5823,2987 5862,3007 5901,3027 5940,3047 5978,3067 6017,3087 6056,3107 6095,3127 6134,3147 6172,3166 6211,3186 6250,3206 6289,3226 6328,3246 6366,3266 6405,3286 6444,3306 6483,3326 6522,3346 6561,3366 6600,3385 6638,3406 6677,3425 6716,3445 6755,3465 6794,3485 6832,3505 6871,3525 6910,3545 6949,3565 6988,3584 7026,3604 7065,3624 7104,3644 7143,3664 7182,3684 7220,3704 7259,3724 7298,3744 7337,3764 7376,3784 7415,3803 7453,3824 7492,3843 7531,3863 7570,3883 7609,3903 7648,3923 7687,3943 7725,3963 7764,3983">
          <text:p/>
        </draw:polyline>
        <draw:polyline draw:style-name="gr6" draw:text-style-name="P3" draw:layer="layout" svg:width="7.763cm" svg:height="3.982cm" svg:x="22.135cm" svg:y="9.513cm" svg:viewBox="0 0 7764 3983" draw:points="0,0 38,20 77,40 116,60 155,80 194,100 232,120 271,140 310,160 349,179 388,199 426,219 465,239 504,259 543,279 582,299 620,319 659,339 698,359 737,378 776,398 814,418 853,438 892,459 931,479 970,499 1009,519 1048,539 1086,559 1125,579 1164,598 1203,618 1242,638 1280,658 1319,678 1358,698 1397,718 1436,738 1475,758 1513,778 1552,797 1591,818 1630,837 1669,857 1707,877 1746,897 1785,917 1824,937 1863,957 1901,977 1940,997 1979,1017 2018,1037 2057,1056 2096,1076 2135,1096 2173,1116 2212,1136 2251,1156 2290,1176 2329,1196 2367,1215 2406,1236 2445,1255 2484,1275 2523,1295 2561,1315 2600,1335 2639,1355 2678,1375 2717,1395 2755,1415 2794,1435 2833,1455 2872,1474 2911,1494 2949,1514 2988,1534 3027,1554 3066,1574 3105,1594 3144,1614 3183,1634 3221,1654 3260,1673 3299,1693 3338,1713 3377,1733 3415,1753 3454,1773 3493,1793 3532,1813 3571,1833 3610,1853 3648,1873 3687,1892 3726,1913 3765,1932 3804,1952 3842,1972 3881,1992 3920,2012 3959,2032 3998,2052 4036,2072 4075,2091 4114,2112 4153,2131 4192,2151 4231,2171 4270,2191 4308,2211 4347,2231 4386,2251 4425,2271 4464,2291 4502,2310 4541,2331 4580,2350 4619,2370 4658,2390 4696,2410 4735,2430 4774,2450 4813,2470 4852,2490 4890,2510 4929,2530 4968,2549 5007,2569 5047,2589 5085,2609 5124,2629 5163,2649 5202,2669 5241,2689 5280,2709 5318,2729 5357,2749 5396,2768 5435,2789 5474,2808 5513,2828 5552,2848 5590,2868 5629,2888 5668,2908 5707,2928 5746,2948 5784,2967 5823,2987 5862,3007 5901,3027 5940,3047 5978,3067 6017,3087 6056,3107 6095,3127 6134,3147 6172,3167 6211,3186 6250,3207 6289,3226 6328,3246 6366,3266 6405,3286 6444,3306 6483,3326 6522,3346 6561,3366 6600,3386 6638,3406 6677,3425 6716,3445 6755,3465 6794,3485 6832,3505 6871,3525 6910,3545 6949,3565 6988,3585 7026,3604 7065,3625 7104,3644 7143,3664 7182,3684 7220,3704 7259,3724 7298,3744 7337,3764 7376,3784 7415,3804 7453,3824 7492,3843 7531,3863 7570,3883 7609,3903 7648,3923 7687,3943 7725,3963 7764,3983">
          <text:p/>
        </draw:polyline>
        <draw:polyline draw:style-name="gr7" draw:text-style-name="P3" draw:layer="layout" svg:width="7.763cm" svg:height="2.266cm" svg:x="22.135cm" svg:y="10.171cm" svg:viewBox="0 0 7764 2267" draw:points="0,0 38,11 77,23 116,35 155,46 194,58 232,69 271,81 310,92 349,103 388,114 426,126 465,137 504,148 543,160 582,171 620,182 659,194 698,205 737,216 776,228 814,239 853,250 892,262 931,273 970,284 1009,296 1048,307 1086,318 1125,330 1164,341 1203,353 1242,364 1280,375 1319,386 1358,398 1397,409 1436,420 1475,432 1513,443 1552,454 1591,466 1630,477 1669,488 1707,500 1746,511 1785,522 1824,533 1863,545 1901,556 1940,568 1979,579 2018,590 2057,602 2096,613 2135,624 2173,636 2212,647 2251,658 2290,670 2329,681 2367,692 2406,704 2445,715 2484,726 2523,738 2561,749 2600,760 2639,772 2678,783 2717,794 2755,805 2794,817 2833,828 2872,840 2911,851 2949,862 2988,874 3027,885 3066,896 3105,908 3144,919 3183,930 3221,942 3260,953 3299,964 3338,976 3377,987 3415,998 3454,1010 3493,1021 3532,1032 3571,1044 3610,1055 3648,1066 3687,1077 3726,1089 3765,1100 3804,1112 3842,1123 3881,1134 3920,1146 3959,1157 3998,1168 4036,1179 4075,1191 4114,1202 4153,1214 4192,1225 4231,1236 4270,1248 4308,1259 4347,1270 4386,1282 4425,1293 4464,1304 4502,1316 4541,1327 4580,1338 4619,1349 4658,1361 4696,1372 4735,1384 4774,1395 4813,1406 4852,1418 4890,1429 4929,1440 4968,1451 5007,1463 5047,1474 5085,1486 5124,1497 5163,1508 5202,1519 5241,1531 5280,1542 5318,1554 5357,1565 5396,1576 5435,1588 5474,1599 5513,1610 5552,1621 5590,1633 5629,1644 5668,1656 5707,1667 5746,1678 5784,1690 5823,1701 5862,1712 5901,1723 5940,1735 5978,1746 6017,1758 6056,1769 6095,1780 6134,1791 6172,1803 6211,1814 6250,1825 6289,1837 6328,1848 6366,1860 6405,1871 6444,1882 6483,1893 6522,1905 6561,1916 6600,1928 6638,1939 6677,1950 6716,1962 6755,1973 6794,1984 6832,1995 6871,2007 6910,2018 6949,2030 6988,2041 7026,2052 7065,2063 7104,2075 7143,2086 7182,2097 7220,2109 7259,2120 7298,2132 7337,2143 7376,2154 7415,2165 7453,2177 7492,2188 7531,2200 7570,2211 7609,2222 7648,2234 7687,2245 7725,2256 7764,2267">
          <text:p/>
        </draw:polyline>
        <draw:polyline draw:style-name="gr8" draw:text-style-name="P3" draw:layer="layout" svg:width="7.763cm" svg:height="2.267cm" svg:x="22.135cm" svg:y="11.873cm" svg:viewBox="0 0 7764 2268" draw:points="0,0 38,11 77,23 116,34 155,45 194,57 232,68 271,79 310,91 349,102 388,114 426,125 465,136 504,147 543,159 582,170 620,181 659,193 698,204 737,215 776,227 814,238 853,249 892,261 931,272 970,283 1009,295 1048,306 1086,317 1125,329 1164,340 1203,351 1242,363 1280,374 1319,386 1358,397 1397,408 1436,419 1475,431 1513,442 1552,453 1591,465 1630,476 1669,487 1707,499 1746,510 1785,521 1824,533 1863,544 1901,555 1940,567 1979,578 2018,589 2057,602 2096,613 2135,624 2173,636 2212,647 2251,658 2290,670 2329,681 2367,692 2406,704 2445,715 2484,726 2523,738 2561,749 2600,760 2639,772 2678,783 2717,794 2755,806 2794,817 2833,828 2872,839 2911,851 2949,862 2988,874 3027,885 3066,896 3105,908 3144,919 3183,930 3221,942 3260,953 3299,964 3338,976 3377,987 3415,998 3454,1010 3493,1021 3532,1032 3571,1044 3610,1055 3648,1066 3687,1078 3726,1089 3765,1100 3804,1111 3842,1123 3881,1134 3920,1146 3959,1157 3998,1168 4036,1180 4075,1191 4114,1202 4153,1213 4192,1225 4231,1236 4270,1248 4308,1259 4347,1270 4386,1282 4425,1293 4464,1304 4502,1316 4541,1327 4580,1338 4619,1350 4658,1361 4696,1372 4735,1383 4774,1395 4813,1406 4852,1418 4890,1429 4929,1440 4968,1452 5007,1463 5047,1474 5085,1485 5124,1497 5163,1508 5202,1520 5241,1531 5280,1542 5318,1554 5357,1565 5396,1576 5435,1588 5474,1599 5513,1610 5552,1622 5590,1633 5629,1644 5668,1655 5707,1667 5746,1678 5784,1690 5823,1701 5862,1712 5901,1724 5940,1735 5978,1746 6017,1757 6056,1769 6095,1780 6134,1792 6172,1803 6211,1814 6250,1826 6289,1837 6328,1848 6366,1859 6405,1871 6444,1882 6483,1894 6522,1905 6561,1916 6600,1927 6638,1939 6677,1950 6716,1962 6755,1973 6794,1984 6832,1996 6871,2007 6910,2018 6949,2029 6988,2041 7026,2052 7065,2064 7104,2075 7143,2086 7182,2098 7220,2109 7259,2120 7298,2131 7337,2143 7376,2154 7415,2166 7453,2177 7492,2188 7531,2199 7570,2211 7609,2222 7648,2234 7687,2245 7725,2256 7764,2268">
          <text:p/>
        </draw:polyline>
        <draw:polyline draw:style-name="gr9" draw:text-style-name="P3" draw:layer="layout" svg:width="7.763cm" svg:height="2.267cm" svg:x="22.135cm" svg:y="9.66cm" svg:viewBox="0 0 7764 2268" draw:points="0,0 38,12 77,23 116,35 155,46 194,57 232,68 271,80 310,91 349,103 388,114 426,125 465,136 504,148 543,159 582,170 620,182 659,193 698,205 737,216 776,227 814,238 853,250 892,261 931,272 970,284 1009,295 1048,307 1086,318 1125,329 1164,340 1203,352 1242,363 1280,374 1319,386 1358,397 1397,408 1436,420 1475,431 1513,442 1552,454 1591,465 1630,477 1669,488 1707,499 1746,510 1785,522 1824,533 1863,545 1901,557 1940,568 1979,580 2018,591 2057,602 2096,613 2135,625 2173,636 2212,647 2251,659 2290,670 2329,681 2367,693 2406,704 2445,715 2484,727 2523,738 2561,750 2600,761 2639,772 2678,783 2717,795 2755,806 2794,817 2833,829 2872,840 2911,852 2949,863 2988,874 3027,885 3066,897 3105,908 3144,919 3183,931 3221,942 3260,953 3299,965 3338,976 3377,987 3415,999 3454,1010 3493,1021 3532,1033 3571,1044 3610,1055 3648,1067 3687,1078 3726,1089 3765,1101 3804,1112 3842,1124 3881,1135 3920,1146 3959,1157 3998,1169 4036,1180 4075,1191 4114,1203 4153,1214 4192,1225 4231,1237 4270,1248 4308,1259 4347,1271 4386,1282 4425,1293 4464,1305 4502,1316 4541,1327 4580,1339 4619,1350 4658,1361 4696,1373 4735,1384 4774,1395 4813,1407 4852,1418 4890,1429 4929,1441 4968,1452 5007,1463 5047,1475 5085,1486 5124,1497 5163,1509 5202,1520 5241,1531 5280,1543 5318,1554 5357,1565 5396,1576 5435,1588 5474,1599 5513,1611 5552,1622 5590,1633 5629,1645 5668,1656 5707,1667 5746,1679 5784,1690 5823,1701 5862,1713 5901,1724 5940,1735 5978,1747 6017,1758 6056,1769 6095,1781 6134,1792 6172,1803 6211,1815 6250,1826 6289,1837 6328,1848 6366,1860 6405,1871 6444,1883 6483,1894 6522,1905 6561,1917 6600,1928 6638,1939 6677,1951 6716,1962 6755,1973 6794,1985 6832,1996 6871,2007 6910,2019 6949,2030 6988,2041 7026,2053 7065,2064 7104,2075 7143,2087 7182,2098 7220,2109 7259,2120 7298,2132 7337,2143 7376,2155 7415,2166 7453,2177 7492,2189 7531,2200 7570,2211 7609,2222 7648,2234 7687,2245 7725,2257 7764,2268">
          <text:p/>
        </draw:polyline>
        <draw:polyline draw:style-name="gr10" draw:text-style-name="P3" draw:layer="layout" svg:width="7.763cm" svg:height="2.267cm" svg:x="22.135cm" svg:y="11.362cm" svg:viewBox="0 0 7764 2268" draw:points="0,0 38,12 77,23 116,34 155,46 194,57 232,69 271,80 310,91 349,102 388,114 426,125 465,137 504,148 543,159 582,171 620,182 659,193 698,204 737,216 776,227 814,239 853,250 892,261 931,272 970,284 1009,295 1048,306 1086,318 1125,329 1164,341 1203,352 1242,363 1280,374 1319,386 1358,397 1397,408 1436,420 1475,431 1513,443 1552,454 1591,465 1630,476 1669,488 1707,499 1746,511 1785,522 1824,533 1863,544 1901,556 1940,567 1979,578 2018,590 2057,601 2096,613 2135,624 2173,635 2212,646 2251,658 2290,669 2329,680 2367,692 2406,703 2445,714 2484,726 2523,737 2561,748 2600,760 2639,771 2678,783 2717,794 2755,805 2794,816 2833,828 2872,839 2911,850 2949,862 2988,873 3027,885 3066,896 3105,907 3144,918 3183,930 3221,941 3260,952 3299,964 3338,975 3377,986 3415,998 3454,1009 3493,1020 3532,1032 3571,1043 3610,1054 3648,1066 3687,1077 3726,1088 3765,1100 3804,1112 3842,1123 3881,1135 3920,1146 3959,1158 3998,1169 4036,1180 4075,1191 4114,1203 4153,1214 4192,1225 4231,1237 4270,1248 4308,1259 4347,1271 4386,1282 4425,1293 4464,1305 4502,1316 4541,1327 4580,1339 4619,1350 4658,1361 4696,1373 4735,1384 4774,1395 4813,1407 4852,1418 4890,1430 4929,1441 4968,1452 5007,1463 5047,1475 5085,1486 5124,1497 5163,1509 5202,1520 5241,1531 5280,1543 5318,1554 5357,1565 5396,1577 5435,1588 5474,1599 5513,1610 5552,1622 5590,1633 5629,1645 5668,1656 5707,1667 5746,1679 5784,1690 5823,1701 5862,1713 5901,1724 5940,1735 5978,1747 6017,1758 6056,1769 6095,1781 6134,1792 6172,1803 6211,1815 6250,1826 6289,1837 6328,1849 6366,1860 6405,1871 6444,1882 6483,1894 6522,1905 6561,1917 6600,1928 6638,1939 6677,1951 6716,1962 6755,1973 6794,1985 6832,1996 6871,2007 6910,2019 6949,2030 6988,2041 7026,2053 7065,2064 7104,2075 7143,2087 7182,2098 7220,2109 7259,2121 7298,2132 7337,2143 7376,2154 7415,2166 7453,2177 7492,2189 7531,2200 7570,2211 7609,2223 7648,2234 7687,2245 7725,2256 7764,2268">
          <text:p/>
        </draw:polyline>
        <draw:polygon draw:style-name="gr11" draw:text-style-name="P4" draw:layer="layout" svg:width="8.54cm" svg:height="0.681cm" svg:x="2.01cm" svg:y="7.407cm" svg:viewBox="0 0 8541 682" draw:points="0,682 8541,682 8541,0 0,0">
          <text:p/>
        </draw:polygon>
        <draw:polygon draw:style-name="gr11" draw:text-style-name="P4" draw:layer="layout" svg:width="8.54cm" svg:height="0.681cm" svg:x="11.741cm" svg:y="7.407cm" svg:viewBox="0 0 8541 682" draw:points="0,682 8541,682 8541,0 0,0">
          <text:p/>
        </draw:polygon>
        <draw:frame draw:style-name="gr12" draw:text-style-name="P6" draw:layer="layout" svg:width="0.692cm" svg:height="0.56cm" svg:x="5.935cm" svg:y="7.442cm">
          <draw:text-box>
            <text:p text:style-name="P5"><text:span text:style-name="T1">K20</text:span></text:p>
          </draw:text-box>
        </draw:frame>
        <draw:polygon draw:style-name="gr11" draw:text-style-name="P4" draw:layer="layout" svg:width="8.54cm" svg:height="0.681cm" svg:x="21.746cm" svg:y="7.407cm" svg:viewBox="0 0 8541 682" draw:points="0,682 8541,682 8541,0 0,0">
          <text:p/>
        </draw:polygon>
        <draw:frame draw:style-name="gr12" draw:text-style-name="P6" draw:layer="layout" svg:width="1.124cm" svg:height="0.56cm" svg:x="15.45cm" svg:y="7.442cm">
          <draw:text-box>
            <text:p text:style-name="P5"><text:span text:style-name="T1">TitanV</text:span></text:p>
          </draw:text-box>
        </draw:frame>
        <draw:polygon draw:style-name="gr11" draw:text-style-name="P4" draw:layer="layout" svg:width="8.54cm" svg:height="0.682cm" svg:x="2.01cm" svg:y="0.192cm" svg:viewBox="0 0 8541 683" draw:points="0,683 8541,683 8541,0 0,0">
          <text:p/>
        </draw:polygon>
        <draw:frame draw:style-name="gr12" draw:text-style-name="P6" draw:layer="layout" svg:width="1.124cm" svg:height="0.56cm" svg:x="25.456cm" svg:y="7.442cm">
          <draw:text-box>
            <text:p text:style-name="P5"><text:span text:style-name="T1">TitanX</text:span></text:p>
          </draw:text-box>
        </draw:frame>
        <draw:polygon draw:style-name="gr11" draw:text-style-name="P4" draw:layer="layout" svg:width="8.54cm" svg:height="0.682cm" svg:x="11.741cm" svg:y="0.192cm" svg:viewBox="0 0 8541 683" draw:points="0,683 8541,683 8541,0 0,0">
          <text:p/>
        </draw:polygon>
        <draw:frame draw:style-name="gr12" draw:text-style-name="P6" draw:layer="layout" svg:width="1.844cm" svg:height="0.56cm" svg:x="5.358cm" svg:y="0.228cm">
          <draw:text-box>
            <text:p text:style-name="P5"><text:span text:style-name="T1">APU−CPU</text:span></text:p>
          </draw:text-box>
        </draw:frame>
        <draw:polygon draw:style-name="gr11" draw:text-style-name="P4" draw:layer="layout" svg:width="8.54cm" svg:height="0.682cm" svg:x="21.746cm" svg:y="0.192cm" svg:viewBox="0 0 8541 683" draw:points="0,683 8541,683 8541,0 0,0">
          <text:p/>
        </draw:polygon>
        <draw:frame draw:style-name="gr12" draw:text-style-name="P6" draw:layer="layout" svg:width="1.869cm" svg:height="0.56cm" svg:x="15.078cm" svg:y="0.228cm">
          <draw:text-box>
            <text:p text:style-name="P5"><text:span text:style-name="T1">APU−GPU</text:span></text:p>
          </draw:text-box>
        </draw:frame>
        <draw:line draw:style-name="gr13" draw:text-style-name="P3" draw:layer="layout" svg:x1="2.398cm" svg:y1="14.524cm" svg:x2="2.398cm" svg:y2="14.428cm">
          <text:p/>
        </draw:line>
        <draw:line draw:style-name="gr13" draw:text-style-name="P3" draw:layer="layout" svg:x1="4.339cm" svg:y1="14.524cm" svg:x2="4.339cm" svg:y2="14.428cm">
          <text:p/>
        </draw:line>
        <draw:line draw:style-name="gr13" draw:text-style-name="P3" draw:layer="layout" svg:x1="6.28cm" svg:y1="14.524cm" svg:x2="6.28cm" svg:y2="14.428cm">
          <text:p/>
        </draw:line>
        <draw:line draw:style-name="gr13" draw:text-style-name="P3" draw:layer="layout" svg:x1="8.22cm" svg:y1="14.524cm" svg:x2="8.22cm" svg:y2="14.428cm">
          <text:p/>
        </draw:line>
        <draw:line draw:style-name="gr13" draw:text-style-name="P3" draw:layer="layout" svg:x1="10.161cm" svg:y1="14.524cm" svg:x2="10.161cm" svg:y2="14.428cm">
          <text:p/>
        </draw:line>
        <draw:frame draw:style-name="gr12" draw:text-style-name="P6" draw:layer="layout" svg:width="1.89cm" svg:height="0.56cm" svg:x="25.073cm" svg:y="0.228cm">
          <draw:text-box>
            <text:p text:style-name="P5"><text:span text:style-name="T1">CPU+GPU</text:span></text:p>
          </draw:text-box>
        </draw:frame>
        <draw:frame draw:style-name="gr14" draw:text-style-name="P7" draw:layer="layout" svg:width="0.692cm" svg:height="0.708cm" svg:x="2.055cm" svg:y="14.39cm">
          <draw:text-box>
            <text:p text:style-name="P5"><text:span text:style-name="T2">0.0</text:span></text:p>
          </draw:text-box>
        </draw:frame>
        <draw:frame draw:style-name="gr14" draw:text-style-name="P7" draw:layer="layout" svg:width="0.692cm" svg:height="0.708cm" svg:x="3.996cm" svg:y="14.39cm">
          <draw:text-box>
            <text:p text:style-name="P5"><text:span text:style-name="T2">0.5</text:span></text:p>
          </draw:text-box>
        </draw:frame>
        <draw:frame draw:style-name="gr14" draw:text-style-name="P7" draw:layer="layout" svg:width="0.692cm" svg:height="0.708cm" svg:x="5.937cm" svg:y="14.39cm">
          <draw:text-box>
            <text:p text:style-name="P5"><text:span text:style-name="T2">1.0</text:span></text:p>
          </draw:text-box>
        </draw:frame>
        <draw:frame draw:style-name="gr14" draw:text-style-name="P7" draw:layer="layout" svg:width="0.692cm" svg:height="0.708cm" svg:x="7.878cm" svg:y="14.39cm">
          <draw:text-box>
            <text:p text:style-name="P5"><text:span text:style-name="T2">1.5</text:span></text:p>
          </draw:text-box>
        </draw:frame>
        <draw:line draw:style-name="gr13" draw:text-style-name="P3" draw:layer="layout" svg:x1="12.129cm" svg:y1="14.524cm" svg:x2="12.129cm" svg:y2="14.428cm">
          <text:p/>
        </draw:line>
        <draw:line draw:style-name="gr13" draw:text-style-name="P3" draw:layer="layout" svg:x1="14.07cm" svg:y1="14.524cm" svg:x2="14.07cm" svg:y2="14.428cm">
          <text:p/>
        </draw:line>
        <draw:line draw:style-name="gr13" draw:text-style-name="P3" draw:layer="layout" svg:x1="16.011cm" svg:y1="14.524cm" svg:x2="16.011cm" svg:y2="14.428cm">
          <text:p/>
        </draw:line>
        <draw:line draw:style-name="gr13" draw:text-style-name="P3" draw:layer="layout" svg:x1="17.952cm" svg:y1="14.524cm" svg:x2="17.952cm" svg:y2="14.428cm">
          <text:p/>
        </draw:line>
        <draw:line draw:style-name="gr13" draw:text-style-name="P3" draw:layer="layout" svg:x1="19.892cm" svg:y1="14.524cm" svg:x2="19.892cm" svg:y2="14.428cm">
          <text:p/>
        </draw:line>
        <draw:frame draw:style-name="gr14" draw:text-style-name="P7" draw:layer="layout" svg:width="0.692cm" svg:height="0.708cm" svg:x="9.819cm" svg:y="14.39cm">
          <draw:text-box>
            <text:p text:style-name="P5"><text:span text:style-name="T2">2.0</text:span></text:p>
          </draw:text-box>
        </draw:frame>
        <draw:frame draw:style-name="gr14" draw:text-style-name="P7" draw:layer="layout" svg:width="0.692cm" svg:height="0.708cm" svg:x="11.786cm" svg:y="14.39cm">
          <draw:text-box>
            <text:p text:style-name="P5"><text:span text:style-name="T2">0.0</text:span></text:p>
          </draw:text-box>
        </draw:frame>
        <draw:frame draw:style-name="gr14" draw:text-style-name="P7" draw:layer="layout" svg:width="0.692cm" svg:height="0.708cm" svg:x="13.727cm" svg:y="14.39cm">
          <draw:text-box>
            <text:p text:style-name="P5"><text:span text:style-name="T2">0.5</text:span></text:p>
          </draw:text-box>
        </draw:frame>
        <draw:frame draw:style-name="gr14" draw:text-style-name="P7" draw:layer="layout" svg:width="0.692cm" svg:height="0.708cm" svg:x="15.668cm" svg:y="14.39cm">
          <draw:text-box>
            <text:p text:style-name="P5"><text:span text:style-name="T2">1.0</text:span></text:p>
          </draw:text-box>
        </draw:frame>
        <draw:frame draw:style-name="gr14" draw:text-style-name="P7" draw:layer="layout" svg:width="0.692cm" svg:height="0.708cm" svg:x="17.609cm" svg:y="14.39cm">
          <draw:text-box>
            <text:p text:style-name="P5"><text:span text:style-name="T2">1.5</text:span></text:p>
          </draw:text-box>
        </draw:frame>
        <draw:line draw:style-name="gr13" draw:text-style-name="P3" draw:layer="layout" svg:x1="22.135cm" svg:y1="14.524cm" svg:x2="22.135cm" svg:y2="14.428cm">
          <text:p/>
        </draw:line>
        <draw:line draw:style-name="gr13" draw:text-style-name="P3" draw:layer="layout" svg:x1="24.075cm" svg:y1="14.524cm" svg:x2="24.075cm" svg:y2="14.428cm">
          <text:p/>
        </draw:line>
        <draw:line draw:style-name="gr13" draw:text-style-name="P3" draw:layer="layout" svg:x1="26.016cm" svg:y1="14.524cm" svg:x2="26.016cm" svg:y2="14.428cm">
          <text:p/>
        </draw:line>
        <draw:line draw:style-name="gr13" draw:text-style-name="P3" draw:layer="layout" svg:x1="27.957cm" svg:y1="14.524cm" svg:x2="27.957cm" svg:y2="14.428cm">
          <text:p/>
        </draw:line>
        <draw:line draw:style-name="gr13" draw:text-style-name="P3" draw:layer="layout" svg:x1="29.898cm" svg:y1="14.524cm" svg:x2="29.898cm" svg:y2="14.428cm">
          <text:p/>
        </draw:line>
        <draw:frame draw:style-name="gr14" draw:text-style-name="P7" draw:layer="layout" svg:width="0.692cm" svg:height="0.708cm" svg:x="19.55cm" svg:y="14.39cm">
          <draw:text-box>
            <text:p text:style-name="P5"><text:span text:style-name="T2">2.0</text:span></text:p>
          </draw:text-box>
        </draw:frame>
        <draw:frame draw:style-name="gr14" draw:text-style-name="P7" draw:layer="layout" svg:width="0.692cm" svg:height="0.708cm" svg:x="21.792cm" svg:y="14.39cm">
          <draw:text-box>
            <text:p text:style-name="P5"><text:span text:style-name="T2">0.0</text:span></text:p>
          </draw:text-box>
        </draw:frame>
        <draw:frame draw:style-name="gr14" draw:text-style-name="P7" draw:layer="layout" svg:width="0.692cm" svg:height="0.708cm" svg:x="23.732cm" svg:y="14.39cm">
          <draw:text-box>
            <text:p text:style-name="P5"><text:span text:style-name="T2">0.5</text:span></text:p>
          </draw:text-box>
        </draw:frame>
        <draw:frame draw:style-name="gr14" draw:text-style-name="P7" draw:layer="layout" svg:width="0.692cm" svg:height="0.708cm" svg:x="25.673cm" svg:y="14.39cm">
          <draw:text-box>
            <text:p text:style-name="P5"><text:span text:style-name="T2">1.0</text:span></text:p>
          </draw:text-box>
        </draw:frame>
        <draw:frame draw:style-name="gr14" draw:text-style-name="P7" draw:layer="layout" svg:width="0.692cm" svg:height="0.708cm" svg:x="27.614cm" svg:y="14.39cm">
          <draw:text-box>
            <text:p text:style-name="P5"><text:span text:style-name="T2">1.5</text:span></text:p>
          </draw:text-box>
        </draw:frame>
        <draw:frame draw:style-name="gr14" draw:text-style-name="P7" draw:layer="layout" svg:width="0.692cm" svg:height="0.708cm" svg:x="29.555cm" svg:y="14.39cm">
          <draw:text-box>
            <text:p text:style-name="P5"><text:span text:style-name="T2">2.0</text:span></text:p>
          </draw:text-box>
        </draw:frame>
        <draw:frame draw:style-name="gr14" draw:text-style-name="P7" draw:layer="layout" svg:width="0.493cm" svg:height="0.708cm" svg:x="21.298cm" svg:y="6.495cm">
          <draw:text-box>
            <text:p text:style-name="P5"><text:span text:style-name="T2">1</text:span></text:p>
          </draw:text-box>
        </draw:frame>
        <draw:frame draw:style-name="gr14" draw:text-style-name="P7" draw:layer="layout" svg:width="0.552cm" svg:height="0.708cm" svg:x="21.023cm" svg:y="4.581cm">
          <draw:text-box>
            <text:p text:style-name="P5"><text:span text:style-name="T2">10</text:span></text:p>
          </draw:text-box>
        </draw:frame>
        <draw:frame draw:style-name="gr14" draw:text-style-name="P7" draw:layer="layout" svg:width="0.828cm" svg:height="0.708cm" svg:x="20.749cm" svg:y="2.668cm">
          <draw:text-box>
            <text:p text:style-name="P5"><text:span text:style-name="T2">100</text:span></text:p>
          </draw:text-box>
        </draw:frame>
        <draw:line draw:style-name="gr13" draw:text-style-name="P3" draw:layer="layout" svg:x1="21.649cm" svg:y1="6.884cm" svg:x2="21.746cm" svg:y2="6.884cm">
          <text:p/>
        </draw:line>
        <draw:line draw:style-name="gr13" draw:text-style-name="P3" draw:layer="layout" svg:x1="21.649cm" svg:y1="4.97cm" svg:x2="21.746cm" svg:y2="4.97cm">
          <text:p/>
        </draw:line>
        <draw:line draw:style-name="gr13" draw:text-style-name="P3" draw:layer="layout" svg:x1="21.649cm" svg:y1="3.058cm" svg:x2="21.746cm" svg:y2="3.058cm">
          <text:p/>
        </draw:line>
        <draw:line draw:style-name="gr13" draw:text-style-name="P3" draw:layer="layout" svg:x1="21.649cm" svg:y1="1.145cm" svg:x2="21.746cm" svg:y2="1.145cm">
          <text:p/>
        </draw:line>
        <draw:frame draw:style-name="gr14" draw:text-style-name="P7" draw:layer="layout" svg:width="1.103cm" svg:height="0.708cm" svg:x="20.475cm" svg:y="0.755cm">
          <draw:text-box>
            <text:p text:style-name="P5"><text:span text:style-name="T2">1000</text:span></text:p>
          </draw:text-box>
        </draw:frame>
        <draw:frame draw:style-name="gr14" draw:text-style-name="P7" draw:layer="layout" svg:width="0.493cm" svg:height="0.708cm" svg:x="21.298cm" svg:y="12.6cm">
          <draw:text-box>
            <text:p text:style-name="P5"><text:span text:style-name="T2">1</text:span></text:p>
          </draw:text-box>
        </draw:frame>
        <draw:frame draw:style-name="gr14" draw:text-style-name="P7" draw:layer="layout" svg:width="0.552cm" svg:height="0.708cm" svg:x="21.023cm" svg:y="10.904cm">
          <draw:text-box>
            <text:p text:style-name="P5"><text:span text:style-name="T2">10</text:span></text:p>
          </draw:text-box>
        </draw:frame>
        <draw:line draw:style-name="gr13" draw:text-style-name="P3" draw:layer="layout" svg:x1="21.649cm" svg:y1="12.989cm" svg:x2="21.746cm" svg:y2="12.989cm">
          <text:p/>
        </draw:line>
        <draw:line draw:style-name="gr13" draw:text-style-name="P3" draw:layer="layout" svg:x1="21.649cm" svg:y1="11.293cm" svg:x2="21.746cm" svg:y2="11.293cm">
          <text:p/>
        </draw:line>
        <draw:line draw:style-name="gr13" draw:text-style-name="P3" draw:layer="layout" svg:x1="21.649cm" svg:y1="9.597cm" svg:x2="21.746cm" svg:y2="9.597cm">
          <text:p/>
        </draw:line>
        <draw:frame draw:style-name="gr14" draw:text-style-name="P7" draw:layer="layout" svg:width="0.828cm" svg:height="0.708cm" svg:x="20.749cm" svg:y="9.208cm">
          <draw:text-box>
            <text:p text:style-name="P5"><text:span text:style-name="T2">100</text:span></text:p>
          </draw:text-box>
        </draw:frame>
        <draw:frame draw:style-name="gr14" draw:text-style-name="P7" draw:layer="layout" svg:width="0.493cm" svg:height="0.708cm" svg:x="11.292cm" svg:y="6.206cm">
          <draw:text-box>
            <text:p text:style-name="P5"><text:span text:style-name="T2">1</text:span></text:p>
          </draw:text-box>
        </draw:frame>
        <draw:frame draw:style-name="gr14" draw:text-style-name="P7" draw:layer="layout" svg:width="0.552cm" svg:height="0.708cm" svg:x="11.018cm" svg:y="4.261cm">
          <draw:text-box>
            <text:p text:style-name="P5"><text:span text:style-name="T2">10</text:span></text:p>
          </draw:text-box>
        </draw:frame>
        <draw:line draw:style-name="gr13" draw:text-style-name="P3" draw:layer="layout" svg:x1="11.644cm" svg:y1="6.595cm" svg:x2="11.741cm" svg:y2="6.595cm">
          <text:p/>
        </draw:line>
        <draw:line draw:style-name="gr13" draw:text-style-name="P3" draw:layer="layout" svg:x1="11.644cm" svg:y1="4.65cm" svg:x2="11.741cm" svg:y2="4.65cm">
          <text:p/>
        </draw:line>
        <draw:line draw:style-name="gr13" draw:text-style-name="P3" draw:layer="layout" svg:x1="11.644cm" svg:y1="2.705cm" svg:x2="11.741cm" svg:y2="2.705cm">
          <text:p/>
        </draw:line>
        <draw:frame draw:style-name="gr14" draw:text-style-name="P7" draw:layer="layout" svg:width="0.828cm" svg:height="0.708cm" svg:x="10.743cm" svg:y="2.316cm">
          <draw:text-box>
            <text:p text:style-name="P5"><text:span text:style-name="T2">100</text:span></text:p>
          </draw:text-box>
        </draw:frame>
        <draw:frame draw:style-name="gr14" draw:text-style-name="P7" draw:layer="layout" svg:width="0.493cm" svg:height="0.708cm" svg:x="11.292cm" svg:y="12.388cm">
          <draw:text-box>
            <text:p text:style-name="P5"><text:span text:style-name="T2">1</text:span></text:p>
          </draw:text-box>
        </draw:frame>
        <draw:frame draw:style-name="gr14" draw:text-style-name="P7" draw:layer="layout" svg:width="0.552cm" svg:height="0.708cm" svg:x="11.018cm" svg:y="10.695cm">
          <draw:text-box>
            <text:p text:style-name="P5"><text:span text:style-name="T2">10</text:span></text:p>
          </draw:text-box>
        </draw:frame>
        <draw:line draw:style-name="gr13" draw:text-style-name="P3" draw:layer="layout" svg:x1="11.644cm" svg:y1="12.777cm" svg:x2="11.741cm" svg:y2="12.777cm">
          <text:p/>
        </draw:line>
        <draw:line draw:style-name="gr13" draw:text-style-name="P3" draw:layer="layout" svg:x1="11.644cm" svg:y1="11.084cm" svg:x2="11.741cm" svg:y2="11.084cm">
          <text:p/>
        </draw:line>
        <draw:line draw:style-name="gr13" draw:text-style-name="P3" draw:layer="layout" svg:x1="11.644cm" svg:y1="9.392cm" svg:x2="11.741cm" svg:y2="9.392cm">
          <text:p/>
        </draw:line>
        <draw:frame draw:style-name="gr14" draw:text-style-name="P7" draw:layer="layout" svg:width="0.828cm" svg:height="0.708cm" svg:x="10.743cm" svg:y="9.003cm">
          <draw:text-box>
            <text:p text:style-name="P5"><text:span text:style-name="T2">100</text:span></text:p>
          </draw:text-box>
        </draw:frame>
        <draw:frame draw:style-name="gr14" draw:text-style-name="P7" draw:layer="layout" svg:width="0.493cm" svg:height="0.708cm" svg:x="1.561cm" svg:y="5.611cm">
          <draw:text-box>
            <text:p text:style-name="P5"><text:span text:style-name="T2">1</text:span></text:p>
          </draw:text-box>
        </draw:frame>
        <draw:frame draw:style-name="gr14" draw:text-style-name="P7" draw:layer="layout" svg:width="0.552cm" svg:height="0.708cm" svg:x="1.287cm" svg:y="3.915cm">
          <draw:text-box>
            <text:p text:style-name="P5"><text:span text:style-name="T2">10</text:span></text:p>
          </draw:text-box>
        </draw:frame>
        <draw:frame draw:style-name="gr14" draw:text-style-name="P7" draw:layer="layout" svg:width="0.828cm" svg:height="0.708cm" svg:x="1.012cm" svg:y="2.22cm">
          <draw:text-box>
            <text:p text:style-name="P5"><text:span text:style-name="T2">100</text:span></text:p>
          </draw:text-box>
        </draw:frame>
        <draw:line draw:style-name="gr13" draw:text-style-name="P3" draw:layer="layout" svg:x1="1.913cm" svg:y1="6cm" svg:x2="2.01cm" svg:y2="6cm">
          <text:p/>
        </draw:line>
        <draw:line draw:style-name="gr13" draw:text-style-name="P3" draw:layer="layout" svg:x1="1.913cm" svg:y1="4.304cm" svg:x2="2.01cm" svg:y2="4.304cm">
          <text:p/>
        </draw:line>
        <draw:line draw:style-name="gr13" draw:text-style-name="P3" draw:layer="layout" svg:x1="1.913cm" svg:y1="2.609cm" svg:x2="2.01cm" svg:y2="2.609cm">
          <text:p/>
        </draw:line>
        <draw:line draw:style-name="gr13" draw:text-style-name="P3" draw:layer="layout" svg:x1="1.913cm" svg:y1="0.915cm" svg:x2="2.01cm" svg:y2="0.915cm">
          <text:p/>
        </draw:line>
        <draw:frame draw:style-name="gr14" draw:text-style-name="P7" draw:layer="layout" svg:width="1.103cm" svg:height="0.708cm" svg:x="0.738cm" svg:y="0.525cm">
          <draw:text-box>
            <text:p text:style-name="P5"><text:span text:style-name="T2">1000</text:span></text:p>
          </draw:text-box>
        </draw:frame>
        <draw:frame draw:style-name="gr14" draw:text-style-name="P7" draw:layer="layout" svg:width="0.493cm" svg:height="0.708cm" svg:x="1.561cm" svg:y="13.736cm">
          <draw:text-box>
            <text:p text:style-name="P5"><text:span text:style-name="T2">1</text:span></text:p>
          </draw:text-box>
        </draw:frame>
        <draw:frame draw:style-name="gr14" draw:text-style-name="P7" draw:layer="layout" svg:width="0.552cm" svg:height="0.708cm" svg:x="1.287cm" svg:y="11.288cm">
          <draw:text-box>
            <text:p text:style-name="P5"><text:span text:style-name="T2">10</text:span></text:p>
          </draw:text-box>
        </draw:frame>
        <draw:line draw:style-name="gr13" draw:text-style-name="P3" draw:layer="layout" svg:x1="1.913cm" svg:y1="14.125cm" svg:x2="2.01cm" svg:y2="14.125cm">
          <text:p/>
        </draw:line>
        <draw:line draw:style-name="gr13" draw:text-style-name="P3" draw:layer="layout" svg:x1="1.913cm" svg:y1="11.678cm" svg:x2="2.01cm" svg:y2="11.678cm">
          <text:p/>
        </draw:line>
        <draw:line draw:style-name="gr13" draw:text-style-name="P3" draw:layer="layout" svg:x1="1.913cm" svg:y1="9.23cm" svg:x2="2.01cm" svg:y2="9.23cm">
          <text:p/>
        </draw:line>
        <draw:frame draw:style-name="gr14" draw:text-style-name="P7" draw:layer="layout" svg:width="0.828cm" svg:height="0.708cm" svg:x="1.012cm" svg:y="8.841cm">
          <draw:text-box>
            <text:p text:style-name="P5"><text:span text:style-name="T2">100</text:span></text:p>
          </draw:text-box>
        </draw:frame>
        <draw:frame draw:style-name="gr14" draw:text-style-name="P7" draw:layer="layout" svg:width="5.268cm" svg:height="0.708cm" svg:x="13.528cm" svg:y="14.934cm">
          <draw:text-box>
            <text:p text:style-name="P5"><text:span text:style-name="T3">Concrete Thickness (m)</text:span></text:p>
          </draw:text-box>
        </draw:frame>
        <draw:polygon draw:style-name="gr15" draw:text-style-name="P1" draw:layer="layout" svg:width="12.451cm" svg:height="1.606cm" svg:x="9.922cm" svg:y="15.98cm" svg:viewBox="0 0 12452 1607" draw:points="0,1607 12452,1607 12452,0 0,0">
          <text:p/>
        </draw:polygon>
        <draw:polygon draw:style-name="gr16" draw:text-style-name="P8" draw:layer="layout" svg:width="1.1cm" svg:height="0.609cm" svg:x="11.016cm" svg:y="16.374cm" svg:viewBox="0 0 1101 610" draw:points="0,610 1101,610 1101,0 0,0">
          <text:p/>
        </draw:polygon>
        <draw:line draw:style-name="gr5" draw:text-style-name="P3" draw:layer="layout" svg:x1="11.126cm" svg:y1="16.678cm" svg:x2="12.006cm" svg:y2="16.678cm">
          <text:p/>
        </draw:line>
        <draw:polygon draw:style-name="gr16" draw:text-style-name="P8" draw:layer="layout" svg:width="1.1cm" svg:height="0.61cm" svg:x="11.016cm" svg:y="16.983cm" svg:viewBox="0 0 1101 611" draw:points="0,611 1101,611 1101,0 0,0">
          <text:p/>
        </draw:polygon>
        <draw:line draw:style-name="gr6" draw:text-style-name="P3" draw:layer="layout" svg:x1="11.126cm" svg:y1="17.288cm" svg:x2="12.006cm" svg:y2="17.288cm">
          <text:p/>
        </draw:line>
        <draw:polygon draw:style-name="gr16" draw:text-style-name="P8" draw:layer="layout" svg:width="1.1cm" svg:height="0.609cm" svg:x="15.178cm" svg:y="16.374cm" svg:viewBox="0 0 1101 610" draw:points="0,610 1101,610 1101,0 0,0">
          <text:p/>
        </draw:polygon>
        <draw:line draw:style-name="gr7" draw:text-style-name="P3" draw:layer="layout" svg:x1="15.288cm" svg:y1="16.678cm" svg:x2="16.168cm" svg:y2="16.678cm">
          <text:p/>
        </draw:line>
        <draw:polygon draw:style-name="gr16" draw:text-style-name="P8" draw:layer="layout" svg:width="1.1cm" svg:height="0.61cm" svg:x="15.178cm" svg:y="16.983cm" svg:viewBox="0 0 1101 611" draw:points="0,611 1101,611 1101,0 0,0">
          <text:p/>
        </draw:polygon>
        <draw:line draw:style-name="gr8" draw:text-style-name="P3" draw:layer="layout" svg:x1="15.288cm" svg:y1="17.288cm" svg:x2="16.168cm" svg:y2="17.288cm">
          <text:p/>
        </draw:line>
        <draw:polygon draw:style-name="gr16" draw:text-style-name="P8" draw:layer="layout" svg:width="1.099cm" svg:height="0.609cm" svg:x="18.638cm" svg:y="16.374cm" svg:viewBox="0 0 1100 610" draw:points="0,610 1100,610 1100,0 0,0">
          <text:p/>
        </draw:polygon>
        <draw:line draw:style-name="gr9" draw:text-style-name="P3" draw:layer="layout" svg:x1="18.748cm" svg:y1="16.678cm" svg:x2="19.628cm" svg:y2="16.678cm">
          <text:p/>
        </draw:line>
        <draw:polygon draw:style-name="gr16" draw:text-style-name="P8" draw:layer="layout" svg:width="1.099cm" svg:height="0.61cm" svg:x="18.638cm" svg:y="16.983cm" svg:viewBox="0 0 1100 611" draw:points="0,611 1100,611 1100,0 0,0">
          <text:p/>
        </draw:polygon>
        <draw:line draw:style-name="gr10" draw:text-style-name="P3" draw:layer="layout" svg:x1="18.748cm" svg:y1="17.288cm" svg:x2="19.628cm" svg:y2="17.288cm">
          <text:p/>
        </draw:line>
        <draw:frame draw:style-name="gr14" draw:text-style-name="P7" draw:layer="layout" svg:width="5.162cm" svg:height="0.708cm" draw:transform="rotate (1.5707963267949) translate (-0.019cm 10.2cm)">
          <draw:text-box>
            <text:p text:style-name="P5"><text:span text:style-name="T3">Average FIT Rate [a.u.]</text:span></text:p>
          </draw:text-box>
        </draw:frame>
        <draw:frame draw:style-name="gr12" draw:text-style-name="P6" draw:layer="layout" svg:width="0.819cm" svg:height="0.56cm" svg:x="12.116cm" svg:y="16.373cm">
          <draw:text-box>
            <text:p text:style-name="P5"><text:span text:style-name="T4">SDC</text:span></text:p>
          </draw:text-box>
        </draw:frame>
        <draw:frame draw:style-name="gr12" draw:text-style-name="P6" draw:layer="layout" svg:width="0.819cm" svg:height="0.56cm" svg:x="12.116cm" svg:y="16.982cm">
          <draw:text-box>
            <text:p text:style-name="P5"><text:span text:style-name="T4">DUE</text:span></text:p>
          </draw:text-box>
        </draw:frame>
        <draw:frame draw:style-name="gr12" draw:text-style-name="P6" draw:layer="layout" svg:width="0.819cm" svg:height="0.56cm" svg:x="16.278cm" svg:y="16.373cm">
          <draw:text-box>
            <text:p text:style-name="P5"><text:span text:style-name="T4">SDC</text:span></text:p>
          </draw:text-box>
        </draw:frame>
        <draw:frame draw:style-name="gr12" draw:text-style-name="P6" draw:layer="layout" svg:width="0.819cm" svg:height="0.56cm" svg:x="16.278cm" svg:y="16.982cm">
          <draw:text-box>
            <text:p text:style-name="P5"><text:span text:style-name="T4">DUE</text:span></text:p>
          </draw:text-box>
        </draw:frame>
        <draw:frame draw:style-name="gr12" draw:text-style-name="P6" draw:layer="layout" svg:width="0.819cm" svg:height="0.56cm" svg:x="19.738cm" svg:y="16.373cm">
          <draw:text-box>
            <text:p text:style-name="P5"><text:span text:style-name="T4">SDC</text:span></text:p>
          </draw:text-box>
        </draw:frame>
        <draw:frame draw:style-name="gr12" draw:text-style-name="P6" draw:layer="layout" svg:width="0.819cm" svg:height="0.56cm" svg:x="19.738cm" svg:y="16.982cm">
          <draw:text-box>
            <text:p text:style-name="P5"><text:span text:style-name="T4">DUE</text:span></text:p>
          </draw:text-box>
        </draw:frame>
        <draw:frame draw:style-name="gr17" draw:text-style-name="P9" draw:layer="layout" svg:width="2.54cm" svg:height="0.635cm" svg:x="10.879cm" svg:y="15.817cm">
          <draw:text-box>
            <text:p><text:span text:style-name="T4">High Energy</text:span></text:p>
          </draw:text-box>
        </draw:frame>
        <draw:frame draw:style-name="gr18" draw:text-style-name="P9" draw:layer="layout" svg:width="1.651cm" svg:height="0.56cm" svg:x="15.316cm" svg:y="15.821cm">
          <draw:text-box>
            <text:p><text:span text:style-name="T4">Thermal</text:span></text:p>
          </draw:text-box>
        </draw:frame>
        <draw:frame draw:style-name="gr17" draw:text-style-name="P9" draw:layer="layout" svg:width="2.667cm" svg:height="0.635cm" svg:x="18.272cm" svg:y="15.821cm">
          <draw:text-box>
            <text:p><text:span text:style-name="T4">Thunderstor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stroke-dash32" draw:style="rect" draw:dots1="1" draw:dots1-length="0.082cm" draw:distance="0.248cm"/>
    <draw:stroke-dash draw:name="stroke-dash35" draw:style="rect" draw:dots1="1" draw:dots1-length="0.082cm" draw:dots2="1" draw:dots2-length="0.331cm" draw:distance="0.24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1cm" fo:margin-left="0cm" fo:margin-right="0cm" fo:page-width="30.48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4-05T11:25:44.959607071</dc:date>
    <meta:editing-duration>PT3M39S</meta:editing-duration>
    <meta:editing-cycles>1</meta:editing-cycles>
    <meta:document-statistic meta:object-count="243"/>
    <meta:generator>LibreOffice/6.1.5.2$Linux_X86_64 LibreOffice_project/10$Build-2</meta:generator>
  </office:meta>
</office:document-meta>
</file>